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22cm" fo:margin-left="0cm" fo:margin-right="-0.021cm" table:align="margins"/>
    </style:style>
    <style:style style:name="Таблица1.A" style:family="table-column">
      <style:table-column-properties style:column-width="3.44cm" style:rel-column-width="13242*"/>
    </style:style>
    <style:style style:name="Таблица1.B" style:family="table-column">
      <style:table-column-properties style:column-width="13.582cm" style:rel-column-width="5229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3.512cm" style:rel-column-width="13541*"/>
    </style:style>
    <style:style style:name="Таблица9.B" style:family="table-column">
      <style:table-column-properties style:column-width="13.488cm" style:rel-column-width="5199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558cm" style:rel-column-width="9859*"/>
    </style:style>
    <style:style style:name="Таблица8.B" style:family="table-column">
      <style:table-column-properties style:column-width="1.91cm" style:rel-column-width="7364*"/>
    </style:style>
    <style:style style:name="Таблица8.C" style:family="table-column">
      <style:table-column-properties style:column-width="12.532cm" style:rel-column-width="48312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588cm" style:rel-column-width="9975*"/>
    </style:style>
    <style:style style:name="Таблица10.B" style:family="table-column">
      <style:table-column-properties style:column-width="2.91cm" style:rel-column-width="11219*"/>
    </style:style>
    <style:style style:name="Таблица10.C" style:family="table-column">
      <style:table-column-properties style:column-width="1.969cm" style:rel-column-width="7588*"/>
    </style:style>
    <style:style style:name="Таблица10.D" style:family="table-column">
      <style:table-column-properties style:column-width="9.534cm" style:rel-column-width="3675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057cm" style:rel-column-width="11783*"/>
    </style:style>
    <style:style style:name="Таблица11.B" style:family="table-column">
      <style:table-column-properties style:column-width="2.441cm" style:rel-column-width="9410*"/>
    </style:style>
    <style:style style:name="Таблица11.C" style:family="table-column">
      <style:table-column-properties style:column-width="1.969cm" style:rel-column-width="7588*"/>
    </style:style>
    <style:style style:name="Таблица11.D" style:family="table-column">
      <style:table-column-properties style:column-width="9.534cm" style:rel-column-width="36754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D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205cm" style:rel-column-width="12354*"/>
    </style:style>
    <style:style style:name="Таблица12.B" style:family="table-column">
      <style:table-column-properties style:column-width="13.795cm" style:rel-column-width="53181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4.419cm" style:rel-column-width="17020*"/>
    </style:style>
    <style:style style:name="Таблица2.B" style:family="table-column">
      <style:table-column-properties style:column-width="12.594cm" style:rel-column-width="4851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434cm" style:rel-column-width="9376*"/>
    </style:style>
    <style:style style:name="Таблица3.B" style:family="table-column">
      <style:table-column-properties style:column-width="3.281cm" style:rel-column-width="12638*"/>
    </style:style>
    <style:style style:name="Таблица3.C" style:family="table-column">
      <style:table-column-properties style:column-width="11.298cm" style:rel-column-width="4352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3.889cm" style:rel-column-width="14982*"/>
    </style:style>
    <style:style style:name="Таблица4.B" style:family="table-column">
      <style:table-column-properties style:column-width="13.123cm" style:rel-column-width="5055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7.726cm" style:rel-column-width="29760*"/>
    </style:style>
    <style:style style:name="Таблица5.B" style:family="table-column">
      <style:table-column-properties style:column-width="9.287cm" style:rel-column-width="3577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8.096cm" style:rel-column-width="31187*"/>
    </style:style>
    <style:style style:name="Таблица6.B" style:family="table-column">
      <style:table-column-properties style:column-width="8.916cm" style:rel-column-width="3434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7.064cm" style:rel-column-width="27212*"/>
    </style:style>
    <style:style style:name="Таблица7.B" style:family="table-column">
      <style:table-column-properties style:column-width="4.269cm" style:rel-column-width="16443*"/>
    </style:style>
    <style:style style:name="Таблица7.C" style:family="table-column">
      <style:table-column-properties style:column-width="5.68cm" style:rel-column-width="21880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Standard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6" style:family="paragraph" style:parent-style-name="Standard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 style:list-style-name="L2">
      <style:text-properties style:font-name="Times New Roman" fo:font-size="12pt" fo:language="en" fo:country="US" style:font-size-asian="12pt" style:font-size-complex="12pt"/>
    </style:style>
    <style:style style:name="P20" style:family="paragraph" style:parent-style-name="Standard" style:list-style-name="L5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style:font-name="Times New Roman" fo:font-size="12pt" fo:language="ru" fo:country="RU" style:font-size-asian="12pt" style:font-size-complex="12pt"/>
    </style:style>
    <style:style style:name="P22" style:family="paragraph" style:parent-style-name="Standard" style:list-style-name="L2">
      <style:text-properties style:font-name="Times New Roman" fo:font-size="12pt" fo:language="ru" fo:country="RU" style:font-size-asian="12pt" style:font-size-complex="12pt"/>
    </style:style>
    <style:style style:name="P23" style:family="paragraph" style:parent-style-name="Standard" style:list-style-name="L3">
      <style:text-properties style:font-name="Times New Roman" fo:font-size="12pt" fo:language="ru" fo:country="RU" style:font-size-asian="12pt" style:font-size-complex="12pt"/>
    </style:style>
    <style:style style:name="P24" style:family="paragraph" style:parent-style-name="Standard" style:list-style-name="L6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Byte Code Macro Assembler</text:h>
      <text:h text:style-name="Heading_20_1" text:outline-level="1">V 0.0.2</text:h>
      <text:h text:style-name="Heading_20_1" text:outline-level="1">Руководство пользователя</text:h>
      <text:h text:style-name="Heading_20_2" text:outline-level="2">Введение</text:h>
      <text:p text:style-name="P1">Java Byte Code Macro Assembler <text:span text:style-name="T1">(далее </text:span>JMA) <text:span text:style-name="T1">является компилятором байт-кода виртуальной </text:span>Java-<text:span text:style-name="T1">машины </text:span>(JVM) <text:span text:style-name="T1">в файл формата *</text:span>.class <text:span text:style-name="T1">в соответствии со спецификацией </text:span>JVM. <text:span text:style-name="T1">Входным языком компилятора является набор инструкций </text:span>JVM, <text:span text:style-name="T1">мнемоника которых соответствует описанию (</text:span><text:a xlink:type="simple" xlink:href="https://docs.oracle.com/javase/specs/jvms/se7/html/jvms-6.html#jvms-6.5.aaload" text:style-name="Internet_20_link" text:visited-style-name="Visited_20_Internet_20_Link"><text:span text:style-name="T2">https://docs.oracle.com/javase/specs/jvms/se7/html/jvms-6.html</text:span></text:a><text:span text:style-name="T1">). Помимо собственно инструкций </text:span>JVM, <text:span text:style-name="T1">входной язык </text:span>JMA <text:span text:style-name="T1">содержит также набор псевдокоманд управления процессом компиляции и средствами автоматизации процесса программирования на байт-коде </text:span>JVM.</text:p>
      <text:h text:style-name="Heading_20_2" text:outline-level="2">Ограничения реализации</text:h>
      <text:p text:style-name="P1"><text:span text:style-name="T1">Текущая версия </text:span>JMA <text:span text:style-name="T1">генерирует файлы *</text:span>.class <text:span text:style-name="T1">в соответствии со спецификацией </text:span>JVM 1.7. <text:span text:style-name="T1">В текущей версии </text:span>JMA <text:span text:style-name="T1">не поддерживается команда байт-кода </text:span><text:span text:style-name="T9">invokedynamic</text:span>. <text:span text:style-name="T1">Класс во входном потоке </text:span>JMA <text:span text:style-name="T1">может быть только один.</text:span></text:p>
      <text:h text:style-name="Heading_20_2" text:outline-level="2">Требования к обеспечению</text:h>
      <text:p text:style-name="P5">Для работы <text:span text:style-name="T4">JMA </text:span>требуется установленная на компьютере <text:span text:style-name="T4">JRE (</text:span>или <text:span text:style-name="T4">JDK) </text:span>версии не ниже 1.8.</text:p>
      <text:h text:style-name="Heading_20_2" text:outline-level="2">Запуск <text:span text:style-name="T4">JMA</text:span></text:h>
      <text:p text:style-name="P5">Для запуск <text:span text:style-name="T4">JMA </text:span>необходимо набрать в командной строке следующую команду:</text:p>
      <text:p text:style-name="P5"/>
      <text:p text:style-name="P1">java -jar jma0.0.2.jar <text:span text:style-name="T1">&lt;ключи_запуска&gt;</text:span></text:p>
      <text:p text:style-name="P5"/>
      <text:p text:style-name="P5">Исходный текст программы на байт-коде <text:span text:style-name="T4">JVM </text:span>компилятор берет из входного потока (<text:span text:style-name="T4">stdin), </text:span>а откомпилированный файл формата *.<text:span text:style-name="T4">class </text:span>выдает в выходной поток (<text:span text:style-name="T4">stdout</text:span>). Диагностика компилятора выдается в выходной поток ошибок (<text:span text:style-name="T4">stderr). </text:span>Ключами запуска могут быть:</text:p>
      <text:p text:style-name="P5"/>
      <text:list xml:id="list1091661704717139239" text:style-name="L1">
        <text:list-item>
          <text:p text:style-name="P18"><text:span text:style-name="T9">-verify</text:span> – <text:span text:style-name="T1">проверить сгенерированный файл формата *.</text:span>class <text:s/><text:span text:style-name="T1">путем вызова метода </text:span>ClassLoader.defineClass</text:p>
        </text:list-item>
        <text:list-item>
          <text:p text:style-name="P21"><text:span text:style-name="T9">-</text:span><text:span text:style-name="T5">nocompile</text:span><text:span text:style-name="T4"> – </text:span>выполнить только макрообработку и выдать результат в выходной поток (<text:span text:style-name="T4">stdout)</text:span></text:p>
        </text:list-item>
        <text:list-item>
          <text:p text:style-name="P21"><text:span text:style-name="T5">-diag</text:span><text:span text:style-name="T4"> – </text:span>выдавать в процессе работы диагностическую информацию в выходной поток ошибок (<text:span text:style-name="T4">stderr)</text:span></text:p>
        </text:list-item>
        <text:list-item>
          <text:p text:style-name="P18"/>
        </text:list-item>
      </text:list>
      <text:p text:style-name="P1">JMA п<text:span text:style-name="T1">о окончанию работы возвращает код, который может быть проанализирован. Его значения:</text:span></text:p>
      <text:p text:style-name="P5"/>
      <text:list xml:id="list7789416918675187515" text:style-name="L2">
        <text:list-item>
          <text:p text:style-name="P19">0 – <text:span text:style-name="T1">успешное завершение компиляции</text:span></text:p>
        </text:list-item>
        <text:list-item>
          <text:p text:style-name="P22">128 — ошибки макрообработки</text:p>
        </text:list-item>
        <text:list-item>
          <text:p text:style-name="P22">129 — ошибки компиляции</text:p>
        </text:list-item>
        <text:list-item>
          <text:p text:style-name="P22">130 — ошибки верификации сгенерированного класса</text:p>
          <text:p text:style-name="P22"/>
        </text:list-item>
      </text:list>
      <text:h text:style-name="Heading_20_2" text:outline-level="2"><text:soft-page-break/><text:span text:style-name="T1">Входной язык </text:span>JMA</text:h>
      <text:p text:style-name="P5">Входной язык <text:span text:style-name="T4">JMA </text:span>может содержать мнемоники команд байт-кода и <text:span text:style-name="T10">псевдокоманды</text:span> управления процессом компиляции и автоматизации написания байт-кода. Помимо этото, во входном потоке могут присутствовать пустые строки, а также строчные комментарии. Строка комментария начинается символом <text:span text:style-name="T4">';' (</text:span>точка с запятой) и продолжается до конца текущей строки.</text:p>
      <text:p text:style-name="P5"/>
      <text:p text:style-name="P5">Команда байт-кода имеет формат:</text:p>
      <text:p text:style-name="P5"/>
      <text:p text:style-name="P1">[&lt;<text:span text:style-name="T1">метка</text:span>&gt;<text:span text:style-name="T9">:</text:span>]<text:tab/>&lt;<text:span text:style-name="T1">мнемоника</text:span>&gt;<text:tab/><text:tab/>[&lt;<text:span text:style-name="T1">параметры</text:span>&gt;]</text:p>
      <text:p text:style-name="P5"/>
      <text:p text:style-name="P5">Необязательная метка используется в командах условного и безусловного перехода для указания адреса перехода. Одно и то же место программы может быть помечено более чем одной меткой — в этом случае каждая новая метка записывается на отдельной строке, а мнемоника команды и параметры задаются только в самой последней из помеченных строк, например:</text:p>
      <text:p text:style-name="P5"/>
      <text:p text:style-name="P1">label1:</text:p>
      <text:p text:style-name="P1">label2:</text:p>
      <text:p text:style-name="P1">label3:<text:tab/><text:tab/>nop</text:p>
      <text:p text:style-name="P1"/>
      <text:p text:style-name="P5">Различные команды байт-кода требуют указания различного числа и типа параметров (многие команды байт-кода вовсе не имеют параметров). </text:p>
      <text:p text:style-name="P5"/>
      <text:p text:style-name="P5">Отметим особенности обработки отдельных видов команд компилятором:</text:p>
      <text:list xml:id="list6349476150087531877" text:style-name="L3">
        <text:list-item>
          <text:p text:style-name="P23">текущая версия <text:span text:style-name="T4">JMA </text:span>не поддерживает использование команды <text:span text:style-name="T5">invokedynamic</text:span><text:span text:style-name="T4">.</text:span></text:p>
        </text:list-item>
        <text:list-item>
          <text:p text:style-name="P23">из списка поддерживаемых команд исключена команда <text:span text:style-name="T5">wide</text:span><text:span text:style-name="T4">, </text:span>поскольку компилятор, исходя из типов и значений параметров команд, при необходимости добавит ее в байт-код самостоятельно</text:p>
        </text:list-item>
        <text:list-item>
          <text:p text:style-name="P23">компилятор автоматически заменяет команды байт-кода <text:span text:style-name="T4">&lt;</text:span><text:span text:style-name="T5">ZZZ&gt;load</text:span><text:span text:style-name="T4"> </text:span>и <text:span text:style-name="T5">&lt;ZZZ&gt;store</text:span><text:span text:style-name="T4"> н</text:span>а их более короткие версии при доступе к первым четырем ячейкам стека, поэтому для упрощения программирования рекомендуется везде использовать команды <text:span text:style-name="T4">&lt;ZZZ&gt;load </text:span>и <text:span text:style-name="T4">&lt;ZZZ&gt;store</text:span></text:p>
        </text:list-item>
        <text:list-item>
          <text:p text:style-name="P23">компилятор по виду операнда команд <text:span text:style-name="T5">ldc</text:span><text:span text:style-name="T4">, </text:span><text:span text:style-name="T5">ldc_w</text:span><text:span text:style-name="T4"> </text:span>и <text:span text:style-name="T5">ldc2_w</text:span><text:span text:style-name="T4"> </text:span>определяет тип загружаемого значения, и автоматически заменяет эти команды боее короткими версиями (например, <text:span text:style-name="T5">iconst_0</text:span><text:span text:style-name="T4">), </text:span>если таковые имеются, поэтому для упрощения программирования рекомендуется везде использовать при работе с константами команды <text:s/><text:span text:style-name="T4">ldc, ldc_w </text:span>и <text:span text:style-name="T4">ldc2_w</text:span></text:p>
        </text:list-item>
      </text:list>
      <text:p text:style-name="P1"/>
      <text:p text:style-name="P5">При задании параметров команды <text:span text:style-name="T4">JMA </text:span>позволяет указывать в качестве параметров константные выражения. В выражениях можно применять целые и вещественные константы, знаки арифметических операций и круглые скобки. Значение этого выражения должно быть вычислимым на этапе компиляции.</text:p>
      <text:p text:style-name="P5"/>
      <text:p text:style-name="P5">Псевдокоманды языка <text:span text:style-name="T4">JMA, </text:span>в отличие от мнемоник команд, всегда начинаются с символа <text:span text:style-name="T4">'.' </text:span>(точка). <text:span text:style-name="T4">JMA </text:span>текущей версии поддерживает следующие виды псевдокоманд: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Мнемоника псевдокоманды</text:p>
          </table:table-cell>
          <table:table-cell table:style-name="Таблица1.B1" office:value-type="string">
            <text:p text:style-name="P17">Назначение</text:p>
          </table:table-cell>
        </table:table-row>
        <table:table-row>
          <table:table-cell table:style-name="Таблица1.A2" office:value-type="string">
            <text:p text:style-name="P16">.package</text:p>
          </table:table-cell>
          <table:table-cell table:style-name="Таблица1.B2" office:value-type="string">
            <text:p text:style-name="P13">Объявление пакета, в котором расположен компилируемый класс. Полностью состветствует оператору <text:span text:style-name="T4">package </text:span>языка <text:span text:style-name="T4">Java</text:span></text:p>
          </table:table-cell>
        </table:table-row>
        <text:soft-page-break/>
        <table:table-row>
          <table:table-cell table:style-name="Таблица1.A2" office:value-type="string">
            <text:p text:style-name="P16">.import</text:p>
          </table:table-cell>
          <table:table-cell table:style-name="Таблица1.B2" office:value-type="string">
            <text:p text:style-name="P13">Импорт описания класса в программу. Полностью соответствует оператору <text:span text:style-name="T4">import <text:s/></text:span>языка <text:span text:style-name="T4">Java</text:span></text:p>
          </table:table-cell>
        </table:table-row>
        <table:table-row>
          <table:table-cell table:style-name="Таблица1.A2" office:value-type="string">
            <text:p text:style-name="P16">.class</text:p>
          </table:table-cell>
          <table:table-cell table:style-name="Таблица1.B2" office:value-type="string">
            <text:p text:style-name="P15">Объявление класса. Полностью соответствует оператору <text:span text:style-name="T4">class </text:span><text:span text:style-name="T1">языка </text:span><text:span text:style-name="T4">Java</text:span></text:p>
          </table:table-cell>
        </table:table-row>
        <table:table-row>
          <table:table-cell table:style-name="Таблица1.A2" office:value-type="string">
            <text:p text:style-name="P13">.<text:span text:style-name="T4">interface</text:span></text:p>
          </table:table-cell>
          <table:table-cell table:style-name="Таблица1.B2" office:value-type="string">
            <text:p text:style-name="P15">Объявление интерфейса. Полностью соответствует оператору i<text:span text:style-name="T4">nterface </text:span><text:span text:style-name="T1">языка </text:span><text:span text:style-name="T4">Java</text:span></text:p>
          </table:table-cell>
        </table:table-row>
        <table:table-row>
          <table:table-cell table:style-name="Таблица1.A2" office:value-type="string">
            <text:p text:style-name="P16">.field</text:p>
          </table:table-cell>
          <table:table-cell table:style-name="Таблица1.B2" office:value-type="string">
            <text:p text:style-name="P15">Объявление поля. Соответствует описанию полей класса <text:span text:style-name="T1">и/или инстанции класса</text:span><text:span text:style-name="T4"> </text:span><text:span text:style-name="T1">языка </text:span><text:span text:style-name="T4">Java</text:span></text:p>
          </table:table-cell>
        </table:table-row>
        <table:table-row>
          <table:table-cell table:style-name="Таблица1.A2" office:value-type="string">
            <text:p text:style-name="P16">.method</text:p>
          </table:table-cell>
          <table:table-cell table:style-name="Таблица1.B2" office:value-type="string">
            <text:p text:style-name="P15">Объявление метода. Частично соответствует описанию методов класса <text:span text:style-name="T1">и/или инстанции класса</text:span><text:span text:style-name="T4"> </text:span><text:span text:style-name="T1">языка </text:span><text:span text:style-name="T4">Java</text:span></text:p>
          </table:table-cell>
        </table:table-row>
        <table:table-row>
          <table:table-cell table:style-name="Таблица1.A2" office:value-type="string">
            <text:p text:style-name="P16">.parameter</text:p>
          </table:table-cell>
          <table:table-cell table:style-name="Таблица1.B2" office:value-type="string">
            <text:p text:style-name="P15">Объявление параметров метода.</text:p>
          </table:table-cell>
        </table:table-row>
        <table:table-row>
          <table:table-cell table:style-name="Таблица1.A2" office:value-type="string">
            <text:p text:style-name="P16">.var</text:p>
          </table:table-cell>
          <table:table-cell table:style-name="Таблица1.B2" office:value-type="string">
            <text:p text:style-name="P15">Объявление локальных переменных метода или блока.</text:p>
          </table:table-cell>
        </table:table-row>
        <table:table-row>
          <table:table-cell table:style-name="Таблица1.A2" office:value-type="string">
            <text:p text:style-name="P16">.stack</text:p>
          </table:table-cell>
          <table:table-cell table:style-name="Таблица1.B2" office:value-type="string">
            <text:p text:style-name="P15">Объявление размера стека метода. Отделяет описание метода от его кода</text:p>
          </table:table-cell>
        </table:table-row>
        <table:table-row>
          <table:table-cell table:style-name="Таблица1.A2" office:value-type="string">
            <text:p text:style-name="P16">.begin</text:p>
          </table:table-cell>
          <table:table-cell table:style-name="Таблица1.B2" office:value-type="string">
            <text:p text:style-name="P15">Объявление блока внутри метода.</text:p>
          </table:table-cell>
        </table:table-row>
        <table:table-row>
          <table:table-cell table:style-name="Таблица1.A2" office:value-type="string">
            <text:p text:style-name="P16">.try</text:p>
          </table:table-cell>
          <table:table-cell table:style-name="Таблица1.B2" office:value-type="string">
            <text:p text:style-name="P15">Объявление <text:span text:style-name="T4">try-</text:span><text:span text:style-name="T1">блока. Соответствует оператору </text:span><text:span text:style-name="T4">try </text:span><text:span text:style-name="T1">языка </text:span><text:span text:style-name="T4">Java</text:span></text:p>
          </table:table-cell>
        </table:table-row>
        <table:table-row>
          <table:table-cell table:style-name="Таблица1.A2" office:value-type="string">
            <text:p text:style-name="P16">.catch</text:p>
          </table:table-cell>
          <table:table-cell table:style-name="Таблица1.B2" office:value-type="string">
            <text:p text:style-name="P15">Используется совместно с .<text:span text:style-name="T4">try</text:span></text:p>
          </table:table-cell>
        </table:table-row>
        <table:table-row>
          <table:table-cell table:style-name="Таблица1.A2" office:value-type="string">
            <text:p text:style-name="P16">.finally</text:p>
          </table:table-cell>
          <table:table-cell table:style-name="Таблица1.B2" office:value-type="string">
            <text:p text:style-name="P15">Используется совместно с .<text:span text:style-name="T4">try</text:span></text:p>
          </table:table-cell>
        </table:table-row>
        <table:table-row>
          <table:table-cell table:style-name="Таблица1.A2" office:value-type="string">
            <text:p text:style-name="P16">.default</text:p>
          </table:table-cell>
          <table:table-cell table:style-name="Таблица1.B2" office:value-type="string">
            <text:p text:style-name="P15">Используется в командах <text:span text:style-name="T4">lookupswitch </text:span><text:span text:style-name="T1">и </text:span><text:span text:style-name="T4">tableswitch. </text:span><text:span text:style-name="T1">Будет описана при описании соответствующих команд</text:span></text:p>
          </table:table-cell>
        </table:table-row>
        <table:table-row>
          <table:table-cell table:style-name="Таблица1.A2" office:value-type="string">
            <text:p text:style-name="P16">.end</text:p>
          </table:table-cell>
          <table:table-cell table:style-name="Таблица1.B2" office:value-type="string">
            <text:p text:style-name="P13">Завершает команды <text:span text:style-name="T4">lookupswitch/tableswitch, </text:span>блоки <text:span text:style-name="T4">.try, .begin, опиcание</text:span> метода и класса</text:p>
          </table:table-cell>
        </table:table-row>
        <table:table-row>
          <table:table-cell table:style-name="Таблица1.A2" office:value-type="string">
            <text:p text:style-name="P16">.include</text:p>
          </table:table-cell>
          <table:table-cell table:style-name="Таблица1.B2" office:value-type="string">
            <text:p text:style-name="P15">Включает во входной поток данные <text:span text:style-name="T1">из</text:span> указанного источника данных (<text:span text:style-name="T4">URL</text:span><text:span text:style-name="T1">)</text:span></text:p>
          </table:table-cell>
        </table:table-row>
        <table:table-row>
          <table:table-cell table:style-name="Таблица1.A2" office:value-type="string">
            <text:p text:style-name="P16">.macro</text:p>
          </table:table-cell>
          <table:table-cell table:style-name="Таблица1.B2" office:value-type="string">
            <text:p text:style-name="P15">Описание макроса. <text:span text:style-name="T1">Специфичные для макроса псевдокоманды будут описаны в отдельном разделе</text:span></text:p>
          </table:table-cell>
        </table:table-row>
      </table:table>
      <text:p text:style-name="P1"/>
      <text:h text:style-name="Heading_20_2" text:outline-level="2">Псевдокоманды <text:span text:style-name="T4">JMA</text:span></text:h>
      <text:h text:style-name="Heading_20_3" text:outline-level="3">Псевдокоманда .<text:span text:style-name="T4">package</text:span></text:h>
      <text:p text:style-name="P6">Формат:</text:p>
      <text:p text:style-name="P5"/>
      <text:p text:style-name="P5"><text:tab/><text:span text:style-name="T9">.</text:span><text:span text:style-name="T5">package</text:span><text:span text:style-name="T4"><text:tab/>&lt;</text:span>имя_пакета<text:span text:style-name="T4">&gt;</text:span></text:p>
      <text:p text:style-name="P5"/>
      <text:p text:style-name="P5"><text:span text:style-name="T10">Назначение:</text:span> описывает пакет, в которм расположен компилируемый класс. Формат описания пакета совпадает с описанием пакета в языке <text:span text:style-name="T4">Java. </text:span>Должна предшествовать любой другой конструкции <text:span text:style-name="T4">JMA, </text:span>кроме псевдокоманды .<text:span text:style-name="T4">macro</text:span></text:p>
      <text:h text:style-name="Heading_20_3" text:outline-level="3">Псевдокоманда .<text:span text:style-name="T4">import</text:span></text:h>
      <text:p text:style-name="P6">Формат:</text:p>
      <text:p text:style-name="P5"/>
      <text:p text:style-name="P5"><text:tab/><text:span text:style-name="T9">.</text:span><text:span text:style-name="T5">import</text:span><text:span text:style-name="T4"><text:tab/>&lt;</text:span>полное_имя_класса<text:span text:style-name="T4">&gt;</text:span></text:p>
      <text:p text:style-name="P5"/>
      <text:p text:style-name="P5"><text:span text:style-name="T6">Назначение:</text:span><text:span text:style-name="T4"> описывает </text:span>класс, описание которого<text:span text:style-name="T4"> </text:span>необходимо загрузить компилятору. В отличие от языка <text:span text:style-name="T4">Java, </text:span>в псевдокоманде .<text:span text:style-name="T4">import </text:span>нельзя использовать символ <text:span text:style-name="T4">(*), </text:span>а имена <text:soft-page-break/>классов должны быть в точности такими, какими их сгенерировал компилятор языка <text:span text:style-name="T4">Java, </text:span>например:</text:p>
      <text:p text:style-name="P5"/>
      <text:p text:style-name="P1"><text:span text:style-name="T9">package </text:span>mypackage;</text:p>
      <text:p text:style-name="P1"/>
      <text:p text:style-name="P1"><text:span text:style-name="T9">public class </text:span>MyClass {</text:p>
      <text:p text:style-name="P1">. . .</text:p>
      <text:p text:style-name="P1"><text:tab/><text:span text:style-name="T9">public static class </text:span>InnerClass {</text:p>
      <text:p text:style-name="P1"><text:tab/>. . .</text:p>
      <text:p text:style-name="P1"><text:tab/>}</text:p>
      <text:p text:style-name="P1">}</text:p>
      <text:p text:style-name="P1"/>
      <text:p text:style-name="P5">Псевдокоманда импорта класса <text:span text:style-name="T4">InnerClass </text:span>должна выглядеть следующим образом:</text:p>
      <text:p text:style-name="P5"/>
      <text:p text:style-name="P5"><text:tab/><text:span text:style-name="T9">.</text:span><text:span text:style-name="T5">import</text:span><text:span text:style-name="T4"><text:tab/>mypackage.MyClass</text:span>$InnerClass</text:p>
      <text:p text:style-name="P1"/>
      <text:p text:style-name="P5">Псевдокоманды .<text:span text:style-name="T4">import </text:span>должны следовать во входном потоке непосредственно после псевдокоманды .<text:span text:style-name="T4">package (</text:span>если она присутствует<text:span text:style-name="T4">), </text:span>но до псевдокоманды .<text:span text:style-name="T4">class. </text:span>В отличие от компилятора <text:span text:style-name="T4">Java, JMA </text:span>по умолчанию импортирует только описание классов <text:span text:style-name="T4">java.lang.Object, java.lang.String </text:span>и <text:span text:style-name="T4">java.lang.Throwable, </text:span>а также все примитивные типы<text:span text:style-name="T4">. </text:span>Все остальные необходимые для компиляции классы нужно будет импортировать явным образом.</text:p>
      <text:h text:style-name="Heading_20_3" text:outline-level="3">Псевдокоманда .<text:span text:style-name="T4">class</text:span></text:h>
      <text:p text:style-name="P6">Формат:</text:p>
      <text:p text:style-name="P5"/>
      <text:p text:style-name="P5">&lt;имя_класса&gt;<text:tab/><text:span text:style-name="T9">.</text:span><text:span text:style-name="T5">class</text:span><text:span text:style-name="T4"><text:tab/></text:span>&lt;параметры<text:span text:style-name="T4">&gt;</text:span></text:p>
      <text:p text:style-name="P1"/>
      <text:p text:style-name="P5"><text:span text:style-name="T4">&lt;</text:span>параметры<text:span text:style-name="T4">&gt; ::= </text:span>{&lt;флаги&gt;|&lt;расширение&gt;|&lt;реализации&gt;}</text:p>
      <text:p text:style-name="P5">&lt;флаги&gt; ::<text:span text:style-name="T4">= </text:span>{<text:span text:style-name="T5">public</text:span><text:span text:style-name="T4">|</text:span><text:span text:style-name="T5">protected</text:span><text:span text:style-name="T4">|</text:span><text:span text:style-name="T5">private</text:span><text:span text:style-name="T4">|</text:span><text:span text:style-name="T5">final</text:span><text:span text:style-name="T4">|</text:span><text:span text:style-name="T5">abstract|static</text:span>}<text:span text:style-name="T9">...</text:span></text:p>
      <text:p text:style-name="P1">&lt;<text:span text:style-name="T1">расширение</text:span>&gt; ::= <text:span text:style-name="T9">extends</text:span> &lt;<text:span text:style-name="T1">полное_имя_класса</text:span>&gt;</text:p>
      <text:p text:style-name="P5">&lt;реализации&gt; ::<text:span text:style-name="T4">= </text:span><text:span text:style-name="T5">implements</text:span><text:span text:style-name="T4"> &lt;</text:span>полное_имя_интерфейса<text:span text:style-name="T4">&gt;</text:span><text:span text:style-name="T5">,</text:span><text:span text:style-name="T4"> </text:span><text:span text:style-name="T5">...</text:span></text:p>
      <text:p text:style-name="P5"/>
      <text:p text:style-name="P5"><text:span text:style-name="T6">Назначение:</text:span><text:span text:style-name="T4"> описывает </text:span>класс, код которого находится во входном потоке. Имя класса — любое допустимое в языке <text:span text:style-name="T4">Java </text:span>имя. Порядок следования параметров значения не имеет. Если класс является расширением класса <text:span text:style-name="T4">java.lang.Object, </text:span>расширение при описании класса задавать не требуется. Псевдокоманда .<text:span text:style-name="T4">class д</text:span>олжна появиться во входном потоке ровно один раз. Предшествовать ей могут только псевдокоманды .<text:span text:style-name="T4">package, .import </text:span>и объявления макросов (псевдокоманда .<text:span text:style-name="T4">macro).</text:span></text:p>
      <text:h text:style-name="Heading_20_3" text:outline-level="3">Псевдокоманда .<text:span text:style-name="T4">interface</text:span></text:h>
      <text:p text:style-name="P6">Формат:</text:p>
      <text:p text:style-name="P5"/>
      <text:p text:style-name="P5">&lt;имя_класса&gt;<text:tab/><text:span text:style-name="T5">.interface</text:span><text:span text:style-name="T4"><text:tab/></text:span>&lt;параметры<text:span text:style-name="T4">&gt;</text:span></text:p>
      <text:p text:style-name="P1"/>
      <text:p text:style-name="P5"><text:span text:style-name="T4">&lt;</text:span>параметры<text:span text:style-name="T4">&gt; ::= </text:span>{&lt;флаги&gt;|&lt;расширение&gt;}</text:p>
      <text:p text:style-name="P5">&lt;флаги&gt; ::<text:span text:style-name="T4">= </text:span>{<text:span text:style-name="T5">public</text:span><text:span text:style-name="T4">|</text:span><text:span text:style-name="T5">protected</text:span><text:span text:style-name="T4">|</text:span><text:span text:style-name="T5">private</text:span>}<text:span text:style-name="T9">...</text:span></text:p>
      <text:p text:style-name="P1">&lt;<text:span text:style-name="T1">расширение</text:span>&gt; ::= <text:span text:style-name="T9">extends</text:span> &lt;<text:span text:style-name="T1">полное_имя_класса</text:span>&gt;<text:span text:style-name="T9">,</text:span> <text:span text:style-name="T9">...</text:span></text:p>
      <text:p text:style-name="P2"/>
      <text:p text:style-name="P5"><text:span text:style-name="T6">Назначение:</text:span><text:span text:style-name="T4"> описывает </text:span>интерфейс, код которого находится во входном потоке. Имя интерфейса — любое допустимое в языке <text:span text:style-name="T4">Java </text:span>имя. Порядок следования параметров значения не имеет. Псевдокоманда <text:span text:style-name="T4">.interface д</text:span>олжна появиться во входном потоке ровно один <text:soft-page-break/>раз. Предшествовать ей могут только псевдокоманды .<text:span text:style-name="T4">package, .import </text:span>и объявления макросов (псевдокоманда .<text:span text:style-name="T4">macro).</text:span></text:p>
      <text:h text:style-name="Heading_20_3" text:outline-level="3">Псевдокоманда .<text:span text:style-name="T4">field</text:span></text:h>
      <text:p text:style-name="P6">Формат:</text:p>
      <text:p text:style-name="P5"/>
      <text:p text:style-name="P5">&lt;имя_поля&gt;<text:tab/><text:span text:style-name="T5">.field</text:span><text:span text:style-name="T4"><text:tab/></text:span>&lt;тип&gt; &lt;флаги&gt;</text:p>
      <text:p text:style-name="P1"/>
      <text:p text:style-name="P1">&lt;<text:span text:style-name="T1">тип</text:span>&gt; ::= <text:span text:style-name="T1">{&lt;примитивный_тип&gt;|&lt;полное_имя_класса</text:span>&gt;<text:span text:style-name="T1">}</text:span>[&lt;<text:span text:style-name="T1">массив</text:span>&gt;]</text:p>
      <text:p text:style-name="P1"><text:span text:style-name="T1">&lt;примитивный_тип&gt; ::</text:span>= {<text:span text:style-name="T9">byte</text:span>|<text:span text:style-name="T9">short</text:span>|<text:span text:style-name="T9">int</text:span>|<text:span text:style-name="T9">long</text:span>|<text:span text:style-name="T9">float</text:span>|<text:span text:style-name="T9">double</text:span>|<text:span text:style-name="T9">boolean</text:span>|<text:span text:style-name="T9">char</text:span>}</text:p>
      <text:p text:style-name="P1">&lt;<text:span text:style-name="T1">массив</text:span>&gt; ::= <text:span text:style-name="T9">[]</text:span>&lt;<text:span text:style-name="T1">массив</text:span>&gt;<text:span text:style-name="T9">...</text:span></text:p>
      <text:p text:style-name="P5">&lt;флаги&gt; ::<text:span text:style-name="T4">= </text:span>{<text:span text:style-name="T5">public</text:span><text:span text:style-name="T4">|</text:span><text:span text:style-name="T5">protected</text:span><text:span text:style-name="T4">|</text:span><text:span text:style-name="T5">private</text:span><text:span text:style-name="T4">|</text:span><text:span text:style-name="T5">final|static|volatile|transient</text:span>}<text:span text:style-name="T9">...</text:span></text:p>
      <text:p text:style-name="P1"/>
      <text:p text:style-name="P5"><text:span text:style-name="T6">Назначение:</text:span><text:span text:style-name="T4"> описывает </text:span>поле класса. Описание всех полей класса желательно задавать до описания всех методов класса, в противном случае могут возникнуть проблемы при ссылке на них внутри методов</text:p>
      <text:h text:style-name="Heading_20_2" text:outline-level="2">Псевдокоманда .<text:span text:style-name="T4">method</text:span></text:h>
      <text:p text:style-name="P6">Формат:</text:p>
      <text:p text:style-name="P5"/>
      <text:p text:style-name="P5">&lt;имя_метода&gt;<text:tab/><text:span text:style-name="T9">.</text:span><text:span text:style-name="T5">method</text:span><text:span text:style-name="T4"><text:tab/></text:span>&lt;возвращаемый_тип&gt; &lt;опции&gt;</text:p>
      <text:p text:style-name="P1"/>
      <text:p text:style-name="P5"><text:span text:style-name="T4">&lt;возвращаемый_тип&gt; ::= {&lt;</text:span>тип<text:span text:style-name="T4">&gt;|</text:span><text:span text:style-name="T5">void</text:span><text:span text:style-name="T4">}</text:span></text:p>
      <text:p text:style-name="P5"><text:span text:style-name="T4">&lt;</text:span>опции<text:span text:style-name="T4">&gt; ::= </text:span>{&lt;флаги&gt;|&lt;исключения&gt;}</text:p>
      <text:p text:style-name="P5">&lt;флаги&gt; ::<text:span text:style-name="T4">= </text:span>{<text:span text:style-name="T9">public</text:span>|<text:span text:style-name="T9">protected</text:span>|<text:span text:style-name="T9">private</text:span>|<text:span text:style-name="T9">final</text:span>|<text:span text:style-name="T9">abstract|static|</text:span><text:span text:style-name="T5">synchronized|strictfp</text:span>}<text:span text:style-name="T9">...</text:span></text:p>
      <text:p text:style-name="P5"><text:span text:style-name="T4">&lt;</text:span>исключения<text:span text:style-name="T4">&gt;</text:span> ::<text:span text:style-name="T4">= </text:span><text:span text:style-name="T5">throws</text:span><text:span text:style-name="T4"> &lt;</text:span>полное_имя_класса<text:span text:style-name="T4">&gt;</text:span><text:span text:style-name="T5">,</text:span><text:span text:style-name="T4"> </text:span><text:span text:style-name="T5">...</text:span></text:p>
      <text:p text:style-name="P5"/>
      <text:p text:style-name="P5"><text:span text:style-name="T6">Назначение:</text:span><text:span text:style-name="T4"> описывает </text:span>метод класса. Если имя метода совпадает с именем класса, метод считается конструктором класса и должен иметь возвращаемый тип <text:span text:style-name="T5">void</text:span><text:span text:style-name="T4">. П</text:span>орядок следования опций в описании метода не имеет значения</text:p>
      <text:h text:style-name="Heading_20_3" text:outline-level="3">Псевдокоманда .<text:span text:style-name="T4">parameter</text:span></text:h>
      <text:p text:style-name="P6">Формат:</text:p>
      <text:p text:style-name="P5"/>
      <text:p text:style-name="P5">&lt;имя_поля&gt;<text:tab/><text:span text:style-name="T5">.parameter</text:span><text:span text:style-name="T4"><text:tab/></text:span>&lt;тип&gt; &lt;флаги&gt;</text:p>
      <text:p text:style-name="P1"/>
      <text:p text:style-name="P5">&lt;флаги&gt; ::<text:span text:style-name="T4">= </text:span>{<text:span text:style-name="T5">final</text:span>}</text:p>
      <text:p text:style-name="P5"><text:span text:style-name="T6">Назначение:</text:span><text:span text:style-name="T4"> описывает </text:span>параметр м<text:span text:style-name="T4">етод</text:span>а класса. Псевдокоманда должна следовать непосредственно за псевдокомандой .<text:span text:style-name="T4">method </text:span>или другими псевдокомандами .<text:span text:style-name="T4">parameter.</text:span></text:p>
      <text:h text:style-name="Heading_20_3" text:outline-level="3">Псевдокоманда .<text:span text:style-name="T4">var</text:span></text:h>
      <text:p text:style-name="P6">Формат:</text:p>
      <text:p text:style-name="P5"/>
      <text:p text:style-name="P5">&lt;имя_поля&gt;<text:tab/><text:span text:style-name="T5">.var</text:span><text:span text:style-name="T4"><text:tab/></text:span>&lt;тип&gt; &lt;флаги&gt;</text:p>
      <text:p text:style-name="P1"/>
      <text:p text:style-name="P5">&lt;флаги&gt; ::<text:span text:style-name="T4">= </text:span>{<text:span text:style-name="T5">final</text:span>}</text:p>
      <text:p text:style-name="P5"/>
      <text:p text:style-name="P5"><text:span text:style-name="T6">Назначение:</text:span><text:span text:style-name="T4"> описывает </text:span>локальную переменную метода. Псевдокоманда может следовать либо непосредственно за псевдокомандой .<text:span text:style-name="T4">method, </text:span>если метод не имеет параметров, либо за псевдокомандами .<text:span text:style-name="T4">parameter, </text:span>либо непосредственно за псевдокомандой .<text:span text:style-name="T4">begin, </text:span>либо за <text:soft-page-break/>другими псведокомандами .<text:span text:style-name="T4">var.</text:span></text:p>
      <text:h text:style-name="Heading_20_3" text:outline-level="3">Псевдокоманда .<text:span text:style-name="T4">stack</text:span></text:h>
      <text:p text:style-name="P6">Формат:</text:p>
      <text:p text:style-name="P5"/>
      <text:p text:style-name="P5"><text:span text:style-name="T5"><text:tab/>.stack</text:span><text:span text:style-name="T4"><text:tab/>{&lt;</text:span>размер<text:span text:style-name="T4">&gt;|</text:span><text:span text:style-name="T5">optimistic</text:span><text:span text:style-name="T4">|</text:span><text:span text:style-name="T5">pessimistic</text:span><text:span text:style-name="T4">}</text:span></text:p>
      <text:p text:style-name="P1"/>
      <text:p text:style-name="P5"><text:span text:style-name="T6">Назначение:</text:span><text:span text:style-name="T4"> </text:span>отделяет описание метода от байт-кода тела метода.<text:span text:style-name="T4"> </text:span>Команды байт-кода можно употреблять в программе только после псевдокоманды .<text:span text:style-name="T4">stack. </text:span>В случае явного задания размера стека использоуется заданное значение. Опция <text:span text:style-name="T5">optimistic</text:span><text:span text:style-name="T4"> </text:span>инициирует автоматический подсчет размера стека в соответствии с описаниями форматов команд. Опция <text:span text:style-name="T5">pessimistic</text:span><text:span text:style-name="T4"> </text:span>также инициирует автоматический подсчет размера стека в соответствии с описаниями форматов команд, но, в отличие от опции <text:span text:style-name="T5">optimistic</text:span>, только складывает потребности команд в стеке, не вычитая их для команд, освобождающих стек. Пользоваться ею следует в случае сложной логики байт-кода, чтобы обеспечить заведомо достаточный объем стека для работы программы. При описании абстрактных методов или методов интерфейса применение псевдокоманды .<text:span text:style-name="T4">stack </text:span>недопустимо.</text:p>
      <text:h text:style-name="Heading_20_3" text:outline-level="3">Псевдокоманда .<text:span text:style-name="T4">begin</text:span></text:h>
      <text:p text:style-name="P6">Формат:</text:p>
      <text:p text:style-name="P5"/>
      <text:p text:style-name="P2"><text:tab/>.begin</text:p>
      <text:p text:style-name="P1"/>
      <text:p text:style-name="P5"><text:span text:style-name="T6">Назначение:</text:span><text:span text:style-name="T4"> </text:span>начинает вложенный блок внутри байт-кода. Псевдокоманда позволяет объявить внутри блока дополнительный набор локальных переменных, исключив при этом неоднозначности именования. Может быть вложенной.</text:p>
      <text:h text:style-name="Heading_20_3" text:outline-level="3">Псевдокоманды .<text:span text:style-name="T4">try, .catch </text:span>и .<text:span text:style-name="T4">finally</text:span></text:h>
      <text:p text:style-name="P6">Формат:</text:p>
      <text:p text:style-name="P5"/>
      <text:p text:style-name="P2"><text:tab/>.try</text:p>
      <text:p text:style-name="P2">. . .</text:p>
      <text:p text:style-name="P5"><text:span text:style-name="T8">[</text:span><text:span text:style-name="T5"><text:tab/>.catch</text:span><text:span text:style-name="T8"><text:tab/></text:span><text:span text:style-name="T11">&lt;полное_имя_класса&gt;</text:span></text:p>
      <text:p text:style-name="P5"><text:span text:style-name="T11">. . .</text:span><text:span text:style-name="T8">]</text:span></text:p>
      <text:p text:style-name="P5"><text:span text:style-name="T8">[</text:span><text:span text:style-name="T11"><text:tab/></text:span><text:span text:style-name="T9">.</text:span><text:span text:style-name="T5">finally</text:span></text:p>
      <text:p text:style-name="P3">. . .]</text:p>
      <text:p text:style-name="P3">. . .</text:p>
      <text:p text:style-name="P3"><text:tab/>.end</text:p>
      <text:p text:style-name="P1"/>
      <text:p text:style-name="P5"><text:span text:style-name="T6">Назначение:</text:span><text:span text:style-name="T4"> </text:span>отмечает границы <text:span text:style-name="T4">try-</text:span>блока внутри программного кода. Точный аналог соответствующей конструкции языка <text:span text:style-name="T4">Java. </text:span>Конструкция <text:span text:style-name="T5">try</text:span><text:span text:style-name="T4"> {… }</text:span><text:span text:style-name="T5">catch</text:span><text:span text:style-name="T4"> </text:span>(&lt;список&gt;) <text:span text:style-name="T4">{…} </text:span>реализуется путем задания нескольких подряд идущих псевдокоманд .<text:span text:style-name="T4">catch, </text:span>например:</text:p>
      <text:p text:style-name="P5"/>
      <text:p text:style-name="P5"><text:tab/><text:span text:style-name="T9">.</text:span><text:span text:style-name="T5">try</text:span></text:p>
      <text:p text:style-name="P1">. . .</text:p>
      <text:p text:style-name="P5"><text:span text:style-name="T4"><text:tab/></text:span><text:span text:style-name="T5">.catch</text:span><text:span text:style-name="T4"><text:tab/>java.lang.RuntimeException</text:span></text:p>
      <text:p text:style-name="P5"><text:span text:style-name="T4"><text:tab/></text:span><text:span text:style-name="T5">.catch</text:span><text:span text:style-name="T4"><text:tab/>java.io.IOException</text:span></text:p>
      <text:p text:style-name="P1">. . .</text:p>
      <text:p text:style-name="P5"><text:span text:style-name="T4"><text:tab/></text:span><text:span text:style-name="T5">.end</text:span></text:p>
      <text:p text:style-name="P7"/>
      <text:p text:style-name="P7">Псевдокоманды .<text:span text:style-name="T4">catch </text:span>и <text:span text:style-name="T4">.finally я</text:span>вляются необязательными, но они не должны отстствовать в <text:soft-page-break/><text:span text:style-name="T4">try-</text:span>блоке одновременно. Конструкция может быть вложеннной.</text:p>
      <text:h text:style-name="Heading_20_3" text:outline-level="3">Псевдокоманда .<text:span text:style-name="T4">include</text:span></text:h>
      <text:p text:style-name="P6">Формат:</text:p>
      <text:p text:style-name="P5"/>
      <text:p text:style-name="P5"><text:span text:style-name="T5"><text:tab/>.include</text:span><text:span text:style-name="T4"><text:tab/></text:span>&lt;<text:span text:style-name="T4">URL</text:span>&gt;</text:p>
      <text:p text:style-name="P1"/>
      <text:p text:style-name="P7"><text:span text:style-name="T6">Назначение:</text:span><text:span text:style-name="T4"> </text:span>включает во входной поток данные, считанные по заданному адресу <text:span text:style-name="T4">URL. </text:span>Не является принадлежностью языка, поэтому может быть использована в абсолютно любом месте программы. Включенный по псевдокоманде текст, в свою очередь, также может содержать псевдокоманды .<text:span text:style-name="T4">include.</text:span></text:p>
      <text:h text:style-name="Heading_20_2" text:outline-level="2">Список команд <text:span text:style-name="T4">JVM.</text:span></text:h>
      <text:p text:style-name="P3"/>
      <text:p text:style-name="P7">Полный список команд <text:span text:style-name="T4">JVM </text:span>доступен по ссылке (<text:a xlink:type="simple" xlink:href="https://docs.oracle.com/javase/specs/jvms/se7/html/jvms-6.html#jvms-6.5.aaload" text:style-name="Internet_20_link" text:visited-style-name="Visited_20_Internet_20_Link">https://docs.oracle.com/javase/specs/jvms/se7/html/jvms-6.html</text:a>). Здесь приводится только краткий список команд, сгруппированный по типам параметров. Графа «размер стека» указывает, сколько ячеек стека команда «забирает» из стека, и сколько «вносит» по результатам своей работы. Напомним, что типы <text:span text:style-name="T4">long </text:span>и <text:span text:style-name="T4">double </text:span>занимают при хранении и работе по две ячейки стека.</text:p>
      <text:h text:style-name="Heading_20_3" text:outline-level="3">Команды, недопустимые к применению</text:h>
      <text:p text:style-name="P8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Мнемоника</text:p>
          </table:table-cell>
          <table:table-cell table:style-name="Таблица9.B1" office:value-type="string">
            <text:p text:style-name="P13">Причина</text:p>
          </table:table-cell>
        </table:table-row>
        <table:table-row>
          <table:table-cell table:style-name="Таблица9.A2" office:value-type="string">
            <text:p text:style-name="P16">jsr<text:span text:style-name="T1">, </text:span>jsr_w</text:p>
          </table:table-cell>
          <table:table-cell table:style-name="Таблица9.B2" office:value-type="string">
            <text:p text:style-name="P13">Начиная с <text:span text:style-name="T4">Java 1.8 </text:span>является запрещенной командой</text:p>
          </table:table-cell>
        </table:table-row>
        <table:table-row>
          <table:table-cell table:style-name="Таблица9.A2" office:value-type="string">
            <text:p text:style-name="P16">ret</text:p>
          </table:table-cell>
          <table:table-cell table:style-name="Таблица9.B2" office:value-type="string">
            <text:p text:style-name="P13">Работает в паре с <text:span text:style-name="T4">jsr </text:span>и <text:span text:style-name="T4">jsr_w, </text:span>и, начиная с <text:span text:style-name="T4">Java 1.8 </text:span>является запрещенной командой</text:p>
          </table:table-cell>
        </table:table-row>
        <table:table-row>
          <table:table-cell table:style-name="Таблица9.A2" office:value-type="string">
            <text:p text:style-name="P16">wide</text:p>
          </table:table-cell>
          <table:table-cell table:style-name="Таблица9.B2" office:value-type="string">
            <text:p text:style-name="P13">Прямое использование этой команды запрещено. Компилятор добавит эту команду к коду самостоятельно, если в том будет необходимость</text:p>
          </table:table-cell>
        </table:table-row>
        <table:table-row>
          <table:table-cell table:style-name="Таблица9.A2" office:value-type="string">
            <text:p text:style-name="P16">invokedynamic</text:p>
          </table:table-cell>
          <table:table-cell table:style-name="Таблица9.B2" office:value-type="string">
            <text:p text:style-name="P13">В текущей версии компилятора не поддерживается</text:p>
          </table:table-cell>
        </table:table-row>
      </table:table>
      <text:p text:style-name="P7"/>
      <text:h text:style-name="Heading_20_3" text:outline-level="3">Команды без параметров</text:h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5">Мнемоника</text:p>
          </table:table-cell>
          <table:table-cell table:style-name="Таблица8.A1" office:value-type="string">
            <text:p text:style-name="P15">Размер стека</text:p>
          </table:table-cell>
          <table:table-cell table:style-name="Таблица8.C1" office:value-type="string">
            <text:p text:style-name="P15">Назначение</text:p>
          </table:table-cell>
        </table:table-row>
        <table:table-row>
          <table:table-cell table:style-name="Таблица8.A2" office:value-type="string">
            <text:p text:style-name="P16">aaloa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Загрузка элемента массива ссылочного типа</text:p>
          </table:table-cell>
        </table:table-row>
        <table:table-row>
          <table:table-cell table:style-name="Таблица8.A2" office:value-type="string">
            <text:p text:style-name="P16">aastore </text:p>
          </table:table-cell>
          <table:table-cell table:style-name="Таблица8.B3" office:value-type="float" office:value="-3">
            <text:p text:style-name="P13">-3</text:p>
          </table:table-cell>
          <table:table-cell table:style-name="Таблица8.C2" office:value-type="string">
            <text:p text:style-name="P13">Запись элемента массива ссылочного типа</text:p>
          </table:table-cell>
        </table:table-row>
        <table:table-row>
          <table:table-cell table:style-name="Таблица8.A2" office:value-type="string">
            <text:p text:style-name="P16">aconst_null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грузка константы <text:span text:style-name="T4">null</text:span></text:p>
          </table:table-cell>
        </table:table-row>
        <table:table-row>
          <table:table-cell table:style-name="Таблица8.A2" office:value-type="string">
            <text:p text:style-name="P16">aload_<text:span text:style-name="T1">0</text:span>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грузка локальной переменной (параметра) из ячейки 0</text:p>
          </table:table-cell>
        </table:table-row>
        <table:table-row>
          <table:table-cell table:style-name="Таблица8.A2" office:value-type="string">
            <text:p text:style-name="P16">aload_<text:span text:style-name="T1">1</text:span>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грузка локальной переменной (параметра) из ячейки 1</text:p>
          </table:table-cell>
        </table:table-row>
        <table:table-row>
          <table:table-cell table:style-name="Таблица8.A2" office:value-type="string">
            <text:p text:style-name="P13">aload_2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грузка локальной переменной (параметра) из ячейки 2</text:p>
          </table:table-cell>
        </table:table-row>
        <table:table-row>
          <table:table-cell table:style-name="Таблица8.A2" office:value-type="string">
            <text:p text:style-name="P13">aload_3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грузка локальной переменной (параметра) из ячейки 3</text:p>
          </table:table-cell>
        </table:table-row>
        <table:table-row>
          <table:table-cell table:style-name="Таблица8.A2" office:value-type="string">
            <text:p text:style-name="P16">areturn</text:p>
          </table:table-cell>
          <table:table-cell table:style-name="Таблица8.A2" office:value-type="string">
            <text:p text:style-name="P16">(= 0)</text:p>
          </table:table-cell>
          <table:table-cell table:style-name="Таблица8.C2" office:value-type="string">
            <text:p text:style-name="P13">Выход из метода с возвратом значения ссылочного типа</text:p>
          </table:table-cell>
        </table:table-row>
        <text:soft-page-break/>
        <table:table-row>
          <table:table-cell table:style-name="Таблица8.A2" office:value-type="string">
            <text:p text:style-name="P16">arraylength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3">Загрузка размера массива</text:p>
          </table:table-cell>
        </table:table-row>
        <table:table-row>
          <table:table-cell table:style-name="Таблица8.A2" office:value-type="string">
            <text:p text:style-name="P16">astore_<text:span text:style-name="T1">0</text:span>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пись в локальную переменную (параметр) в ячейку 0</text:p>
          </table:table-cell>
        </table:table-row>
        <table:table-row>
          <table:table-cell table:style-name="Таблица8.A2" office:value-type="string">
            <text:p text:style-name="P16">astore_<text:span text:style-name="T1">1</text:span>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пись в локальную переменную (параметр) в ячейку 1</text:p>
          </table:table-cell>
        </table:table-row>
        <table:table-row>
          <table:table-cell table:style-name="Таблица8.A2" office:value-type="string">
            <text:p text:style-name="P13">a<text:span text:style-name="T4">store</text:span>_2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пись в локальную переменную (параметр) в ячейку 2</text:p>
          </table:table-cell>
        </table:table-row>
        <table:table-row>
          <table:table-cell table:style-name="Таблица8.A2" office:value-type="string">
            <text:p text:style-name="P13">a<text:span text:style-name="T4">store</text:span>_3</text:p>
          </table:table-cell>
          <table:table-cell table:style-name="Таблица8.A2" office:value-type="string">
            <text:p text:style-name="P13"><text:span text:style-name="T4">+</text:span>1</text:p>
          </table:table-cell>
          <table:table-cell table:style-name="Таблица8.C2" office:value-type="string">
            <text:p text:style-name="P13">Запись в локальную переменную (параметр) в ячейку 3</text:p>
          </table:table-cell>
        </table:table-row>
        <table:table-row>
          <table:table-cell table:style-name="Таблица8.A2" office:value-type="string">
            <text:p text:style-name="P16">athrow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3">Выброс исключения</text:p>
          </table:table-cell>
        </table:table-row>
        <table:table-row>
          <table:table-cell table:style-name="Таблица8.A2" office:value-type="string">
            <text:p text:style-name="P16">baloa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Загрузка злемента байтового или булева массива</text:p>
          </table:table-cell>
        </table:table-row>
        <table:table-row>
          <table:table-cell table:style-name="Таблица8.A2" office:value-type="string">
            <text:p text:style-name="P16">bastore</text:p>
          </table:table-cell>
          <table:table-cell table:style-name="Таблица8.B3" office:value-type="float" office:value="-3">
            <text:p text:style-name="P16">-3</text:p>
          </table:table-cell>
          <table:table-cell table:style-name="Таблица8.C2" office:value-type="string">
            <text:p text:style-name="P13">Запись злемента байтового или булева массива</text:p>
          </table:table-cell>
        </table:table-row>
        <table:table-row>
          <table:table-cell table:style-name="Таблица8.A2" office:value-type="string">
            <text:p text:style-name="P16">caloa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Загрузка злемента символьного массива</text:p>
          </table:table-cell>
        </table:table-row>
        <table:table-row>
          <table:table-cell table:style-name="Таблица8.A2" office:value-type="string">
            <text:p text:style-name="P16">castore</text:p>
          </table:table-cell>
          <table:table-cell table:style-name="Таблица8.B3" office:value-type="float" office:value="-3">
            <text:p text:style-name="P16">-3</text:p>
          </table:table-cell>
          <table:table-cell table:style-name="Таблица8.C2" office:value-type="string">
            <text:p text:style-name="P13">Запись злемента символьного массив</text:p>
          </table:table-cell>
        </table:table-row>
        <table:table-row>
          <table:table-cell table:style-name="Таблица8.A2" office:value-type="string">
            <text:p text:style-name="P16">d2f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Преобразование <text:span text:style-name="T4">double → float</text:span></text:p>
          </table:table-cell>
        </table:table-row>
        <table:table-row>
          <table:table-cell table:style-name="Таблица8.A2" office:value-type="string">
            <text:p text:style-name="P16">d2i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Преобразование <text:span text:style-name="T4">double → int</text:span></text:p>
          </table:table-cell>
        </table:table-row>
        <table:table-row>
          <table:table-cell table:style-name="Таблица8.A2" office:value-type="string">
            <text:p text:style-name="P16">d2l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3">Преобразование <text:span text:style-name="T4">double → long</text:span></text:p>
          </table:table-cell>
        </table:table-row>
        <table:table-row>
          <table:table-cell table:style-name="Таблица8.A2" office:value-type="string">
            <text:p text:style-name="P16">dadd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double+double</text:p>
          </table:table-cell>
        </table:table-row>
        <table:table-row>
          <table:table-cell table:style-name="Таблица8.A2" office:value-type="string">
            <text:p text:style-name="P16">daload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3">Загрузка элемента массива <text:span text:style-name="T4">double</text:span></text:p>
          </table:table-cell>
        </table:table-row>
        <table:table-row>
          <table:table-cell table:style-name="Таблица8.A2" office:value-type="string">
            <text:p text:style-name="P16">dastore</text:p>
          </table:table-cell>
          <table:table-cell table:style-name="Таблица8.B3" office:value-type="float" office:value="-4">
            <text:p text:style-name="P16">-4</text:p>
          </table:table-cell>
          <table:table-cell table:style-name="Таблица8.C2" office:value-type="string">
            <text:p text:style-name="P13">Запись элемента массива <text:span text:style-name="T4">double</text:span></text:p>
          </table:table-cell>
        </table:table-row>
        <table:table-row>
          <table:table-cell table:style-name="Таблица8.A2" office:value-type="string">
            <text:p text:style-name="P16">dcmpg</text:p>
          </table:table-cell>
          <table:table-cell table:style-name="Таблица8.A2" office:value-type="string">
            <text:p text:style-name="P16">-4/+1</text:p>
          </table:table-cell>
          <table:table-cell table:style-name="Таблица8.C2" office:value-type="string">
            <text:p text:style-name="P16">double &gt; double</text:p>
          </table:table-cell>
        </table:table-row>
        <table:table-row>
          <table:table-cell table:style-name="Таблица8.A2" office:value-type="string">
            <text:p text:style-name="P16">dcmpl</text:p>
          </table:table-cell>
          <table:table-cell table:style-name="Таблица8.A2" office:value-type="string">
            <text:p text:style-name="P16">-4/+1</text:p>
          </table:table-cell>
          <table:table-cell table:style-name="Таблица8.C2" office:value-type="string">
            <text:p text:style-name="P16">double &lt; double</text:p>
          </table:table-cell>
        </table:table-row>
        <table:table-row>
          <table:table-cell table:style-name="Таблица8.A2" office:value-type="string">
            <text:p text:style-name="P16">dconst_0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(<text:span text:style-name="T4">double)0</text:span></text:p>
          </table:table-cell>
        </table:table-row>
        <table:table-row>
          <table:table-cell table:style-name="Таблица8.A2" office:value-type="string">
            <text:p text:style-name="P16">dconst_1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(<text:span text:style-name="T4">double)1</text:span></text:p>
          </table:table-cell>
        </table:table-row>
        <table:table-row>
          <table:table-cell table:style-name="Таблица8.A2" office:value-type="string">
            <text:p text:style-name="P16">ddiv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double / double</text:p>
          </table:table-cell>
        </table:table-row>
        <table:table-row>
          <table:table-cell table:style-name="Таблица8.A2" office:value-type="string">
            <text:p text:style-name="P16">dload_0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double </text:span>из ячейки 0<text:span text:style-name="T4">+1</text:span></text:p>
          </table:table-cell>
        </table:table-row>
        <table:table-row>
          <table:table-cell table:style-name="Таблица8.A2" office:value-type="string">
            <text:p text:style-name="P16">dload_1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double </text:span>из ячейки <text:span text:style-name="T4">1+2</text:span></text:p>
          </table:table-cell>
        </table:table-row>
        <table:table-row>
          <table:table-cell table:style-name="Таблица8.A2" office:value-type="string">
            <text:p text:style-name="P16">dload_2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double </text:span>из ячейки <text:span text:style-name="T4">2+3</text:span></text:p>
          </table:table-cell>
        </table:table-row>
        <table:table-row>
          <table:table-cell table:style-name="Таблица8.A2" office:value-type="string">
            <text:p text:style-name="P16">dload_3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double </text:span>из ячейки <text:span text:style-name="T4">3+4</text:span></text:p>
          </table:table-cell>
        </table:table-row>
        <table:table-row>
          <table:table-cell table:style-name="Таблица8.A2" office:value-type="string">
            <text:p text:style-name="P16">dmul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double * double</text:p>
          </table:table-cell>
        </table:table-row>
        <table:table-row>
          <table:table-cell table:style-name="Таблица8.A2" office:value-type="string">
            <text:p text:style-name="P16">dneg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6">- double</text:p>
          </table:table-cell>
        </table:table-row>
        <table:table-row>
          <table:table-cell table:style-name="Таблица8.A2" office:value-type="string">
            <text:p text:style-name="P16">drem</text:p>
          </table:table-cell>
          <table:table-cell table:style-name="Таблица8.A2" office:value-type="string">
            <text:p text:style-name="P16">-4 / + 2</text:p>
          </table:table-cell>
          <table:table-cell table:style-name="Таблица8.C2" office:value-type="string">
            <text:p text:style-name="P16">double % doule</text:p>
          </table:table-cell>
        </table:table-row>
        <table:table-row>
          <table:table-cell table:style-name="Таблица8.A2" office:value-type="string">
            <text:p text:style-name="P16">dreturn</text:p>
          </table:table-cell>
          <table:table-cell table:style-name="Таблица8.A2" office:value-type="string">
            <text:p text:style-name="P16">(= 0)</text:p>
          </table:table-cell>
          <table:table-cell table:style-name="Таблица8.C2" office:value-type="string">
            <text:p text:style-name="P13">Выход из метода с возвратом значения <text:span text:style-name="T4">double</text:span></text:p>
          </table:table-cell>
        </table:table-row>
        <table:table-row>
          <table:table-cell table:style-name="Таблица8.A2" office:value-type="string">
            <text:p text:style-name="P16">dstore_0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<text:span text:style-name="T4">double </text:span>в локальную переменную (параметр) в ячейки 0<text:span text:style-name="T4">+1</text:span></text:p>
          </table:table-cell>
        </table:table-row>
        <table:table-row>
          <table:table-cell table:style-name="Таблица8.A2" office:value-type="string">
            <text:p text:style-name="P16">dstore_1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<text:span text:style-name="T4">double </text:span>в локальную переменную (параметр) в ячейки <text:span text:style-name="T4">1+2</text:span></text:p>
          </table:table-cell>
        </table:table-row>
        <table:table-row>
          <table:table-cell table:style-name="Таблица8.A2" office:value-type="string">
            <text:p text:style-name="P16">dstore_2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<text:span text:style-name="T4">double </text:span>в локальную переменную (параметр) в ячейки <text:span text:style-name="T4">2+3</text:span></text:p>
          </table:table-cell>
        </table:table-row>
        <table:table-row>
          <table:table-cell table:style-name="Таблица8.A2" office:value-type="string">
            <text:p text:style-name="P16">dstore_3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<text:span text:style-name="T4">double </text:span>в локальную переменную (параметр) в ячейки <text:span text:style-name="T4">3+4</text:span></text:p>
          </table:table-cell>
        </table:table-row>
        <table:table-row>
          <table:table-cell table:style-name="Таблица8.A2" office:value-type="string">
            <text:p text:style-name="P16">dsub</text:p>
          </table:table-cell>
          <table:table-cell table:style-name="Таблица8.A2" office:value-type="string">
            <text:p text:style-name="P16">-4 / + 2</text:p>
          </table:table-cell>
          <table:table-cell table:style-name="Таблица8.C2" office:value-type="string">
            <text:p text:style-name="P16">double – double</text:p>
          </table:table-cell>
        </table:table-row>
        <table:table-row>
          <table:table-cell table:style-name="Таблица8.A2" office:value-type="string">
            <text:p text:style-name="P16">dup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Дублирование верхней ячейки стека</text:p>
          </table:table-cell>
        </table:table-row>
        <table:table-row>
          <table:table-cell table:style-name="Таблица8.A2" office:value-type="string">
            <text:p text:style-name="P16">dup_x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Дублирование верхней ячейки стека со вставкой дубиката</text:p>
          </table:table-cell>
        </table:table-row>
        <table:table-row>
          <table:table-cell table:style-name="Таблица8.A2" office:value-type="string">
            <text:p text:style-name="P16">dup_x<text:span text:style-name="T1">2</text:span>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Дублирование верхней ячейки стека со вставкой дубиката</text:p>
          </table:table-cell>
        </table:table-row>
        <text:soft-page-break/>
        <table:table-row>
          <table:table-cell table:style-name="Таблица8.A2" office:value-type="string">
            <text:p text:style-name="P16">dup<text:span text:style-name="T1">2</text:span></text:p>
          </table:table-cell>
          <table:table-cell table:style-name="Таблица8.B3" office:value-type="float" office:value="2">
            <text:p text:style-name="P13">2</text:p>
          </table:table-cell>
          <table:table-cell table:style-name="Таблица8.C2" office:value-type="string">
            <text:p text:style-name="P13">Дублирование пары верхних ячеек стека</text:p>
          </table:table-cell>
        </table:table-row>
        <table:table-row>
          <table:table-cell table:style-name="Таблица8.A2" office:value-type="string">
            <text:p text:style-name="P16">dup<text:span text:style-name="T1">2</text:span>_x1</text:p>
          </table:table-cell>
          <table:table-cell table:style-name="Таблица8.B3" office:value-type="float" office:value="2">
            <text:p text:style-name="P13">2</text:p>
          </table:table-cell>
          <table:table-cell table:style-name="Таблица8.C2" office:value-type="string">
            <text:p text:style-name="P13">Дублирование пары верхних ячеек стека со вставкой дубиката</text:p>
          </table:table-cell>
        </table:table-row>
        <table:table-row>
          <table:table-cell table:style-name="Таблица8.A2" office:value-type="string">
            <text:p text:style-name="P13">dup2_x2</text:p>
          </table:table-cell>
          <table:table-cell table:style-name="Таблица8.B3" office:value-type="float" office:value="2">
            <text:p text:style-name="P13">2</text:p>
          </table:table-cell>
          <table:table-cell table:style-name="Таблица8.C2" office:value-type="string">
            <text:p text:style-name="P13">Дублирование пары верхних ячеек стека со вставкой дубиката</text:p>
          </table:table-cell>
        </table:table-row>
        <table:table-row>
          <table:table-cell table:style-name="Таблица8.A2" office:value-type="string">
            <text:p text:style-name="P16">f2d</text:p>
          </table:table-cell>
          <table:table-cell table:style-name="Таблица8.A2" office:value-type="string">
            <text:p text:style-name="P16">-1/+2</text:p>
          </table:table-cell>
          <table:table-cell table:style-name="Таблица8.C2" office:value-type="string">
            <text:p text:style-name="P13">Преобразование <text:span text:style-name="T4">float → double</text:span></text:p>
          </table:table-cell>
        </table:table-row>
        <table:table-row>
          <table:table-cell table:style-name="Таблица8.A2" office:value-type="string">
            <text:p text:style-name="P16">f2i</text:p>
          </table:table-cell>
          <table:table-cell table:style-name="Таблица8.A2" office:value-type="string">
            <text:p text:style-name="P16">-1/ + 1</text:p>
          </table:table-cell>
          <table:table-cell table:style-name="Таблица8.C2" office:value-type="string">
            <text:p text:style-name="P13">Преобразование <text:span text:style-name="T4">float → int</text:span></text:p>
          </table:table-cell>
        </table:table-row>
        <table:table-row>
          <table:table-cell table:style-name="Таблица8.A2" office:value-type="string">
            <text:p text:style-name="P16">f2l</text:p>
          </table:table-cell>
          <table:table-cell table:style-name="Таблица8.A2" office:value-type="string">
            <text:p text:style-name="P16">-1/+2</text:p>
          </table:table-cell>
          <table:table-cell table:style-name="Таблица8.C2" office:value-type="string">
            <text:p text:style-name="P13">Преобразование <text:span text:style-name="T4">float → long</text:span></text:p>
          </table:table-cell>
        </table:table-row>
        <table:table-row>
          <table:table-cell table:style-name="Таблица8.A2" office:value-type="string">
            <text:p text:style-name="P16">fadd</text:p>
          </table:table-cell>
          <table:table-cell table:style-name="Таблица8.A2" office:value-type="string">
            <text:p text:style-name="P16">-2 / +1</text:p>
          </table:table-cell>
          <table:table-cell table:style-name="Таблица8.C2" office:value-type="string">
            <text:p text:style-name="P16">Float + float</text:p>
          </table:table-cell>
        </table:table-row>
        <table:table-row>
          <table:table-cell table:style-name="Таблица8.A2" office:value-type="string">
            <text:p text:style-name="P16">faload</text:p>
          </table:table-cell>
          <table:table-cell table:style-name="Таблица8.A2" office:value-type="string">
            <text:p text:style-name="P16">-2 / +1</text:p>
          </table:table-cell>
          <table:table-cell table:style-name="Таблица8.C2" office:value-type="string">
            <text:p text:style-name="P13">Загрузка элемента массива <text:span text:style-name="T4">float</text:span></text:p>
          </table:table-cell>
        </table:table-row>
        <table:table-row>
          <table:table-cell table:style-name="Таблица8.A2" office:value-type="string">
            <text:p text:style-name="P16">fastore</text:p>
          </table:table-cell>
          <table:table-cell table:style-name="Таблица8.B3" office:value-type="float" office:value="-3">
            <text:p text:style-name="P16">-3</text:p>
          </table:table-cell>
          <table:table-cell table:style-name="Таблица8.C2" office:value-type="string">
            <text:p text:style-name="P13">Запись элемента массива <text:span text:style-name="T4">float</text:span></text:p>
          </table:table-cell>
        </table:table-row>
        <table:table-row>
          <table:table-cell table:style-name="Таблица8.A2" office:value-type="string">
            <text:p text:style-name="P16">fcmpg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&gt; float</text:p>
          </table:table-cell>
        </table:table-row>
        <table:table-row>
          <table:table-cell table:style-name="Таблица8.A2" office:value-type="string">
            <text:p text:style-name="P16">fcmpl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&lt; float</text:p>
          </table:table-cell>
        </table:table-row>
        <table:table-row>
          <table:table-cell table:style-name="Таблица8.A2" office:value-type="string">
            <text:p text:style-name="P16">fconst_0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float</text:span>)<text:span text:style-name="T4">0</text:span></text:p>
          </table:table-cell>
        </table:table-row>
        <table:table-row>
          <table:table-cell table:style-name="Таблица8.A2" office:value-type="string">
            <text:p text:style-name="P16">fconst_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float</text:span>)<text:span text:style-name="T4">1</text:span></text:p>
          </table:table-cell>
        </table:table-row>
        <table:table-row>
          <table:table-cell table:style-name="Таблица8.A2" office:value-type="string">
            <text:p text:style-name="P16">fconst_2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float</text:span>)<text:span text:style-name="T4">2</text:span></text:p>
          </table:table-cell>
        </table:table-row>
        <table:table-row>
          <table:table-cell table:style-name="Таблица8.A2" office:value-type="string">
            <text:p text:style-name="P16">fdiv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/ float</text:p>
          </table:table-cell>
        </table:table-row>
        <table:table-row>
          <table:table-cell table:style-name="Таблица8.A2" office:value-type="string">
            <text:p text:style-name="P16">fload_0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f<text:span text:style-name="T4">loat </text:span>из ячейки 0</text:p>
          </table:table-cell>
        </table:table-row>
        <table:table-row>
          <table:table-cell table:style-name="Таблица8.A2" office:value-type="string">
            <text:p text:style-name="P16">fload_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f<text:span text:style-name="T4">loat </text:span>из ячейки <text:span text:style-name="T4">1</text:span></text:p>
          </table:table-cell>
        </table:table-row>
        <table:table-row>
          <table:table-cell table:style-name="Таблица8.A2" office:value-type="string">
            <text:p text:style-name="P16">fload_2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f<text:span text:style-name="T4">loat </text:span>из ячейки <text:span text:style-name="T4">2</text:span></text:p>
          </table:table-cell>
        </table:table-row>
        <table:table-row>
          <table:table-cell table:style-name="Таблица8.A2" office:value-type="string">
            <text:p text:style-name="P16">fload_3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f<text:span text:style-name="T4">loat </text:span>из ячейки <text:span text:style-name="T4">3</text:span></text:p>
          </table:table-cell>
        </table:table-row>
        <table:table-row>
          <table:table-cell table:style-name="Таблица8.A2" office:value-type="string">
            <text:p text:style-name="P16">fmul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* float</text:p>
          </table:table-cell>
        </table:table-row>
        <table:table-row>
          <table:table-cell table:style-name="Таблица8.A2" office:value-type="string">
            <text:p text:style-name="P16">fneg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- float</text:p>
          </table:table-cell>
        </table:table-row>
        <table:table-row>
          <table:table-cell table:style-name="Таблица8.A2" office:value-type="string">
            <text:p text:style-name="P16">frem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% float</text:p>
          </table:table-cell>
        </table:table-row>
        <table:table-row>
          <table:table-cell table:style-name="Таблица8.A2" office:value-type="string">
            <text:p text:style-name="P16">freturn</text:p>
          </table:table-cell>
          <table:table-cell table:style-name="Таблица8.A2" office:value-type="string">
            <text:p text:style-name="P16">(== 0)</text:p>
          </table:table-cell>
          <table:table-cell table:style-name="Таблица8.C2" office:value-type="string">
            <text:p text:style-name="P13">Выход из метода с возвратом значения <text:span text:style-name="T4">float</text:span></text:p>
          </table:table-cell>
        </table:table-row>
        <table:table-row>
          <table:table-cell table:style-name="Таблица8.A2" office:value-type="string">
            <text:p text:style-name="P16">fstore_0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Запись в локальную переменную (параметр) f<text:span text:style-name="T4">loat </text:span>в ячейке 0</text:p>
          </table:table-cell>
        </table:table-row>
        <table:table-row>
          <table:table-cell table:style-name="Таблица8.A2" office:value-type="string">
            <text:p text:style-name="P16">fstore_1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<text:span text:style-name="T4">Запись в локальную переменную (параметр) float в ячейке </text:span>1</text:p>
          </table:table-cell>
        </table:table-row>
        <table:table-row>
          <table:table-cell table:style-name="Таблица8.A2" office:value-type="string">
            <text:p text:style-name="P16">fstore_2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<text:span text:style-name="T4">Запись в локальную переменную (параметр) float в ячейке </text:span>2</text:p>
          </table:table-cell>
        </table:table-row>
        <table:table-row>
          <table:table-cell table:style-name="Таблица8.A2" office:value-type="string">
            <text:p text:style-name="P16">fstore_3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<text:span text:style-name="T4">Запись в локальную переменную (параметр) float в ячейке </text:span>3</text:p>
          </table:table-cell>
        </table:table-row>
        <table:table-row>
          <table:table-cell table:style-name="Таблица8.A2" office:value-type="string">
            <text:p text:style-name="P16">fsub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float – float</text:p>
          </table:table-cell>
        </table:table-row>
        <table:table-row>
          <table:table-cell table:style-name="Таблица8.A2" office:value-type="string">
            <text:p text:style-name="P16">i2b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int → byte</text:p>
          </table:table-cell>
        </table:table-row>
        <table:table-row>
          <table:table-cell table:style-name="Таблица8.A2" office:value-type="string">
            <text:p text:style-name="P16">i2c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int → char</text:p>
          </table:table-cell>
        </table:table-row>
        <table:table-row>
          <table:table-cell table:style-name="Таблица8.A2" office:value-type="string">
            <text:p text:style-name="P16">i2d</text:p>
          </table:table-cell>
          <table:table-cell table:style-name="Таблица8.A2" office:value-type="string">
            <text:p text:style-name="P16">-1/+2</text:p>
          </table:table-cell>
          <table:table-cell table:style-name="Таблица8.C2" office:value-type="string">
            <text:p text:style-name="P16">int → double</text:p>
          </table:table-cell>
        </table:table-row>
        <table:table-row>
          <table:table-cell table:style-name="Таблица8.A2" office:value-type="string">
            <text:p text:style-name="P16">i2f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int → float</text:p>
          </table:table-cell>
        </table:table-row>
        <table:table-row>
          <table:table-cell table:style-name="Таблица8.A2" office:value-type="string">
            <text:p text:style-name="P16">i2l</text:p>
          </table:table-cell>
          <table:table-cell table:style-name="Таблица8.A2" office:value-type="string">
            <text:p text:style-name="P16">-1/+2</text:p>
          </table:table-cell>
          <table:table-cell table:style-name="Таблица8.C2" office:value-type="string">
            <text:p text:style-name="P16">int → long</text:p>
          </table:table-cell>
        </table:table-row>
        <table:table-row>
          <table:table-cell table:style-name="Таблица8.A2" office:value-type="string">
            <text:p text:style-name="P16">i2s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int → short</text:p>
          </table:table-cell>
        </table:table-row>
        <table:table-row>
          <table:table-cell table:style-name="Таблица8.A2" office:value-type="string">
            <text:p text:style-name="P16">iad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+ int</text:p>
          </table:table-cell>
        </table:table-row>
        <table:table-row>
          <table:table-cell table:style-name="Таблица8.A2" office:value-type="string">
            <text:p text:style-name="P16">ialoa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Загрузка элемента массива <text:span text:style-name="T4">int</text:span></text:p>
          </table:table-cell>
        </table:table-row>
        <table:table-row>
          <table:table-cell table:style-name="Таблица8.A2" office:value-type="string">
            <text:p text:style-name="P16">ian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&amp; int</text:p>
          </table:table-cell>
        </table:table-row>
        <text:soft-page-break/>
        <table:table-row>
          <table:table-cell table:style-name="Таблица8.A2" office:value-type="string">
            <text:p text:style-name="P16">iastore</text:p>
          </table:table-cell>
          <table:table-cell table:style-name="Таблица8.B3" office:value-type="float" office:value="-3">
            <text:p text:style-name="P16">-3</text:p>
          </table:table-cell>
          <table:table-cell table:style-name="Таблица8.C2" office:value-type="string">
            <text:p text:style-name="P13">Запись элемента массива <text:span text:style-name="T4">int</text:span></text:p>
          </table:table-cell>
        </table:table-row>
        <table:table-row>
          <table:table-cell table:style-name="Таблица8.A2" office:value-type="string">
            <text:p text:style-name="P16">iconst_m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-1</text:span></text:p>
          </table:table-cell>
        </table:table-row>
        <table:table-row>
          <table:table-cell table:style-name="Таблица8.A2" office:value-type="string">
            <text:p text:style-name="P16">iconst_0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0</text:span></text:p>
          </table:table-cell>
        </table:table-row>
        <table:table-row>
          <table:table-cell table:style-name="Таблица8.A2" office:value-type="string">
            <text:p text:style-name="P16">iconst_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1</text:span></text:p>
          </table:table-cell>
        </table:table-row>
        <table:table-row>
          <table:table-cell table:style-name="Таблица8.A2" office:value-type="string">
            <text:p text:style-name="P16">iconst_2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2</text:span></text:p>
          </table:table-cell>
        </table:table-row>
        <table:table-row>
          <table:table-cell table:style-name="Таблица8.A2" office:value-type="string">
            <text:p text:style-name="P16">iconst_3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3</text:span></text:p>
          </table:table-cell>
        </table:table-row>
        <table:table-row>
          <table:table-cell table:style-name="Таблица8.A2" office:value-type="string">
            <text:p text:style-name="P16">iconst_4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4</text:span></text:p>
          </table:table-cell>
        </table:table-row>
        <table:table-row>
          <table:table-cell table:style-name="Таблица8.A2" office:value-type="string">
            <text:p text:style-name="P16">iconst_5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(<text:span text:style-name="T4">int</text:span>)<text:span text:style-name="T4">5</text:span></text:p>
          </table:table-cell>
        </table:table-row>
        <table:table-row>
          <table:table-cell table:style-name="Таблица8.A2" office:value-type="string">
            <text:p text:style-name="P16">idiv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/ int</text:p>
          </table:table-cell>
        </table:table-row>
        <table:table-row>
          <table:table-cell table:style-name="Таблица8.A2" office:value-type="string">
            <text:p text:style-name="P16">iload_0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int </text:span>из ячейки 0</text:p>
          </table:table-cell>
        </table:table-row>
        <table:table-row>
          <table:table-cell table:style-name="Таблица8.A2" office:value-type="string">
            <text:p text:style-name="P16">iload_1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int </text:span>из ячейки <text:span text:style-name="T4">1</text:span></text:p>
          </table:table-cell>
        </table:table-row>
        <table:table-row>
          <table:table-cell table:style-name="Таблица8.A2" office:value-type="string">
            <text:p text:style-name="P16">iload_2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int </text:span>из ячейки <text:span text:style-name="T4">2</text:span></text:p>
          </table:table-cell>
        </table:table-row>
        <table:table-row>
          <table:table-cell table:style-name="Таблица8.A2" office:value-type="string">
            <text:p text:style-name="P16">iload_3</text:p>
          </table:table-cell>
          <table:table-cell table:style-name="Таблица8.B3" office:value-type="float" office:value="1">
            <text:p text:style-name="P16">1</text:p>
          </table:table-cell>
          <table:table-cell table:style-name="Таблица8.C2" office:value-type="string">
            <text:p text:style-name="P13">Загрузка локальной переменной (параметра) <text:span text:style-name="T4">int </text:span>из ячейки <text:span text:style-name="T4">3</text:span></text:p>
          </table:table-cell>
        </table:table-row>
        <table:table-row>
          <table:table-cell table:style-name="Таблица8.A2" office:value-type="string">
            <text:p text:style-name="P16">imul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* int</text:p>
          </table:table-cell>
        </table:table-row>
        <table:table-row>
          <table:table-cell table:style-name="Таблица8.A2" office:value-type="string">
            <text:p text:style-name="P16">ineg</text:p>
          </table:table-cell>
          <table:table-cell table:style-name="Таблица8.A2" office:value-type="string">
            <text:p text:style-name="P16">-1/+1</text:p>
          </table:table-cell>
          <table:table-cell table:style-name="Таблица8.C2" office:value-type="string">
            <text:p text:style-name="P16">- int</text:p>
          </table:table-cell>
        </table:table-row>
        <table:table-row>
          <table:table-cell table:style-name="Таблица8.A2" office:value-type="string">
            <text:p text:style-name="P16">ior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| int</text:p>
          </table:table-cell>
        </table:table-row>
        <table:table-row>
          <table:table-cell table:style-name="Таблица8.A2" office:value-type="string">
            <text:p text:style-name="P16">irem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% int</text:p>
          </table:table-cell>
        </table:table-row>
        <table:table-row>
          <table:table-cell table:style-name="Таблица8.A2" office:value-type="string">
            <text:p text:style-name="P16">ireturn</text:p>
          </table:table-cell>
          <table:table-cell table:style-name="Таблица8.A2" office:value-type="string">
            <text:p text:style-name="P16">(== 0)</text:p>
          </table:table-cell>
          <table:table-cell table:style-name="Таблица8.C2" office:value-type="string">
            <text:p text:style-name="P13">Выход из метода с возвратом значения <text:span text:style-name="T4">int</text:span></text:p>
          </table:table-cell>
        </table:table-row>
        <table:table-row>
          <table:table-cell table:style-name="Таблица8.A2" office:value-type="string">
            <text:p text:style-name="P16">ishl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&lt;&lt; int</text:p>
          </table:table-cell>
        </table:table-row>
        <table:table-row>
          <table:table-cell table:style-name="Таблица8.A2" office:value-type="string">
            <text:p text:style-name="P16">ishr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&gt;&gt; int</text:p>
          </table:table-cell>
        </table:table-row>
        <table:table-row>
          <table:table-cell table:style-name="Таблица8.A2" office:value-type="string">
            <text:p text:style-name="P16">istore_0</text:p>
          </table:table-cell>
          <table:table-cell table:style-name="Таблица8.A2" office:value-type="string">
            <text:p text:style-name="P16"><text:span text:style-name="T1">-</text:span>1</text:p>
          </table:table-cell>
          <table:table-cell table:style-name="Таблица8.C2" office:value-type="string">
            <text:p text:style-name="P13">Запись в локальную переменную (параметр) <text:span text:style-name="T4">int </text:span>в ячейке 0</text:p>
          </table:table-cell>
        </table:table-row>
        <table:table-row>
          <table:table-cell table:style-name="Таблица8.A2" office:value-type="string">
            <text:p text:style-name="P13">istore_1</text:p>
          </table:table-cell>
          <table:table-cell table:style-name="Таблица8.A2" office:value-type="string">
            <text:p text:style-name="P16"><text:span text:style-name="T1">-</text:span>1</text:p>
          </table:table-cell>
          <table:table-cell table:style-name="Таблица8.C2" office:value-type="string">
            <text:p text:style-name="P13">Запись в локальную переменную (параметр) <text:span text:style-name="T4">int </text:span>в ячейке 1</text:p>
          </table:table-cell>
        </table:table-row>
        <table:table-row>
          <table:table-cell table:style-name="Таблица8.A2" office:value-type="string">
            <text:p text:style-name="P13">istore_2</text:p>
          </table:table-cell>
          <table:table-cell table:style-name="Таблица8.A2" office:value-type="string">
            <text:p text:style-name="P16"><text:span text:style-name="T1">-</text:span>1</text:p>
          </table:table-cell>
          <table:table-cell table:style-name="Таблица8.C2" office:value-type="string">
            <text:p text:style-name="P13">Запись в локальную переменную (параметр) <text:span text:style-name="T4">int </text:span>в ячейке 2</text:p>
          </table:table-cell>
        </table:table-row>
        <table:table-row>
          <table:table-cell table:style-name="Таблица8.A2" office:value-type="string">
            <text:p text:style-name="P13">istore_3</text:p>
          </table:table-cell>
          <table:table-cell table:style-name="Таблица8.A2" office:value-type="string">
            <text:p text:style-name="P16"><text:span text:style-name="T1">-</text:span>1</text:p>
          </table:table-cell>
          <table:table-cell table:style-name="Таблица8.C2" office:value-type="string">
            <text:p text:style-name="P13">Запись в локальную переменную (параметр) <text:span text:style-name="T4">int </text:span>в ячейке 3</text:p>
          </table:table-cell>
        </table:table-row>
        <table:table-row>
          <table:table-cell table:style-name="Таблица8.A2" office:value-type="string">
            <text:p text:style-name="P16">isub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– int</text:p>
          </table:table-cell>
        </table:table-row>
        <table:table-row>
          <table:table-cell table:style-name="Таблица8.A2" office:value-type="string">
            <text:p text:style-name="P16">iushr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&gt;&gt;&gt; int</text:p>
          </table:table-cell>
        </table:table-row>
        <table:table-row>
          <table:table-cell table:style-name="Таблица8.A2" office:value-type="string">
            <text:p text:style-name="P16">ixor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int ^ int</text:p>
          </table:table-cell>
        </table:table-row>
        <table:table-row>
          <table:table-cell table:style-name="Таблица8.A2" office:value-type="string">
            <text:p text:style-name="P16">l2d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6">long → double</text:p>
          </table:table-cell>
        </table:table-row>
        <table:table-row>
          <table:table-cell table:style-name="Таблица8.A2" office:value-type="string">
            <text:p text:style-name="P16">l2f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long → float</text:p>
          </table:table-cell>
        </table:table-row>
        <table:table-row>
          <table:table-cell table:style-name="Таблица8.A2" office:value-type="string">
            <text:p text:style-name="P16">l2i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6">long → int</text:p>
          </table:table-cell>
        </table:table-row>
        <table:table-row>
          <table:table-cell table:style-name="Таблица8.A2" office:value-type="string">
            <text:p text:style-name="P16">ladd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+ long</text:p>
          </table:table-cell>
        </table:table-row>
        <table:table-row>
          <table:table-cell table:style-name="Таблица8.A2" office:value-type="string">
            <text:p text:style-name="P16">laload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3">Загрузка элемента массива <text:span text:style-name="T4">long</text:span></text:p>
          </table:table-cell>
        </table:table-row>
        <table:table-row>
          <table:table-cell table:style-name="Таблица8.A2" office:value-type="string">
            <text:p text:style-name="P16">land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&amp; long</text:p>
          </table:table-cell>
        </table:table-row>
        <table:table-row>
          <table:table-cell table:style-name="Таблица8.A2" office:value-type="string">
            <text:p text:style-name="P16">lastore</text:p>
          </table:table-cell>
          <table:table-cell table:style-name="Таблица8.B3" office:value-type="float" office:value="-4">
            <text:p text:style-name="P16">-4</text:p>
          </table:table-cell>
          <table:table-cell table:style-name="Таблица8.C2" office:value-type="string">
            <text:p text:style-name="P13">Запись элемента массива <text:span text:style-name="T4">long</text:span></text:p>
          </table:table-cell>
        </table:table-row>
        <table:table-row>
          <table:table-cell table:style-name="Таблица8.A2" office:value-type="string">
            <text:p text:style-name="P16">lcmp</text:p>
          </table:table-cell>
          <table:table-cell table:style-name="Таблица8.A2" office:value-type="string">
            <text:p text:style-name="P16">-4/+1</text:p>
          </table:table-cell>
          <table:table-cell table:style-name="Таблица8.C2" office:value-type="string">
            <text:p text:style-name="P13">Сравнение <text:span text:style-name="T4">long </text:span>и <text:span text:style-name="T4">long</text:span></text:p>
          </table:table-cell>
        </table:table-row>
        <table:table-row>
          <table:table-cell table:style-name="Таблица8.A2" office:value-type="string">
            <text:p text:style-name="P16">lconst_0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(<text:span text:style-name="T4">long)0</text:span></text:p>
          </table:table-cell>
        </table:table-row>
        <table:table-row>
          <table:table-cell table:style-name="Таблица8.A2" office:value-type="string">
            <text:p text:style-name="P16">lconst_1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(<text:span text:style-name="T4">long)1</text:span></text:p>
          </table:table-cell>
        </table:table-row>
        <text:soft-page-break/>
        <table:table-row>
          <table:table-cell table:style-name="Таблица8.A2" office:value-type="string">
            <text:p text:style-name="P16">ldiv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/ long</text:p>
          </table:table-cell>
        </table:table-row>
        <table:table-row>
          <table:table-cell table:style-name="Таблица8.A2" office:value-type="string">
            <text:p text:style-name="P16">lload_0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l<text:span text:style-name="T4">ong </text:span>из ячеек 0 и 1</text:p>
          </table:table-cell>
        </table:table-row>
        <table:table-row>
          <table:table-cell table:style-name="Таблица8.A2" office:value-type="string">
            <text:p text:style-name="P16">lload_1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l<text:span text:style-name="T4">ong </text:span>из ячеек <text:span text:style-name="T4">1</text:span> и <text:span text:style-name="T4">2</text:span></text:p>
          </table:table-cell>
        </table:table-row>
        <table:table-row>
          <table:table-cell table:style-name="Таблица8.A2" office:value-type="string">
            <text:p text:style-name="P16">lload_2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l<text:span text:style-name="T4">ong </text:span>из ячеек <text:span text:style-name="T4">2</text:span> и <text:span text:style-name="T4">3</text:span></text:p>
          </table:table-cell>
        </table:table-row>
        <table:table-row>
          <table:table-cell table:style-name="Таблица8.A2" office:value-type="string">
            <text:p text:style-name="P16">lload_3</text:p>
          </table:table-cell>
          <table:table-cell table:style-name="Таблица8.B3" office:value-type="float" office:value="2">
            <text:p text:style-name="P16">2</text:p>
          </table:table-cell>
          <table:table-cell table:style-name="Таблица8.C2" office:value-type="string">
            <text:p text:style-name="P13">Загрузка локальной переменной (параметра) l<text:span text:style-name="T4">ong </text:span>из ячеек <text:span text:style-name="T4">3</text:span> и <text:span text:style-name="T4">4</text:span></text:p>
          </table:table-cell>
        </table:table-row>
        <table:table-row>
          <table:table-cell table:style-name="Таблица8.A2" office:value-type="string">
            <text:p text:style-name="P16">lmul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* long</text:p>
          </table:table-cell>
        </table:table-row>
        <table:table-row>
          <table:table-cell table:style-name="Таблица8.A2" office:value-type="string">
            <text:p text:style-name="P16">lneg</text:p>
          </table:table-cell>
          <table:table-cell table:style-name="Таблица8.A2" office:value-type="string">
            <text:p text:style-name="P16">-2/+2</text:p>
          </table:table-cell>
          <table:table-cell table:style-name="Таблица8.C2" office:value-type="string">
            <text:p text:style-name="P16">- long</text:p>
          </table:table-cell>
        </table:table-row>
        <table:table-row>
          <table:table-cell table:style-name="Таблица8.A2" office:value-type="string">
            <text:p text:style-name="P16">lor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| long</text:p>
          </table:table-cell>
        </table:table-row>
        <table:table-row>
          <table:table-cell table:style-name="Таблица8.A2" office:value-type="string">
            <text:p text:style-name="P16">lrem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% long</text:p>
          </table:table-cell>
        </table:table-row>
        <table:table-row>
          <table:table-cell table:style-name="Таблица8.A2" office:value-type="string">
            <text:p text:style-name="P16">lreturn</text:p>
          </table:table-cell>
          <table:table-cell table:style-name="Таблица8.A2" office:value-type="string">
            <text:p text:style-name="P16">( == 0)</text:p>
          </table:table-cell>
          <table:table-cell table:style-name="Таблица8.C2" office:value-type="string">
            <text:p text:style-name="P13">Выход из метода с возвратом значения <text:span text:style-name="T4">long</text:span></text:p>
          </table:table-cell>
        </table:table-row>
        <table:table-row>
          <table:table-cell table:style-name="Таблица8.A2" office:value-type="string">
            <text:p text:style-name="P16">lshl</text:p>
          </table:table-cell>
          <table:table-cell table:style-name="Таблица8.A2" office:value-type="string">
            <text:p text:style-name="P16">-3/+2</text:p>
          </table:table-cell>
          <table:table-cell table:style-name="Таблица8.C2" office:value-type="string">
            <text:p text:style-name="P16">long &lt;&lt; int</text:p>
          </table:table-cell>
        </table:table-row>
        <table:table-row>
          <table:table-cell table:style-name="Таблица8.A2" office:value-type="string">
            <text:p text:style-name="P16">lshr</text:p>
          </table:table-cell>
          <table:table-cell table:style-name="Таблица8.A2" office:value-type="string">
            <text:p text:style-name="P16">-3/+2</text:p>
          </table:table-cell>
          <table:table-cell table:style-name="Таблица8.C2" office:value-type="string">
            <text:p text:style-name="P16">long &gt;&gt; int</text:p>
          </table:table-cell>
        </table:table-row>
        <table:table-row>
          <table:table-cell table:style-name="Таблица8.A2" office:value-type="string">
            <text:p text:style-name="P16">lstore_0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в локальную переменную (параметр) l<text:span text:style-name="T4">ong </text:span>в ячейки 0 и 1</text:p>
          </table:table-cell>
        </table:table-row>
        <table:table-row>
          <table:table-cell table:style-name="Таблица8.A2" office:value-type="string">
            <text:p text:style-name="P13">lstore_1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в локальную переменную (параметр) l<text:span text:style-name="T4">ong </text:span>в ячейки 1 и 2</text:p>
          </table:table-cell>
        </table:table-row>
        <table:table-row>
          <table:table-cell table:style-name="Таблица8.A2" office:value-type="string">
            <text:p text:style-name="P13">lstore_2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в локальную переменную (параметр) l<text:span text:style-name="T4">ong </text:span>в ячейки 2 и 3</text:p>
          </table:table-cell>
        </table:table-row>
        <table:table-row>
          <table:table-cell table:style-name="Таблица8.A2" office:value-type="string">
            <text:p text:style-name="P13">lstore_3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Запись в локальную переменную (параметр) l<text:span text:style-name="T4">ong </text:span>в ячейки 3 и 4</text:p>
          </table:table-cell>
        </table:table-row>
        <table:table-row>
          <table:table-cell table:style-name="Таблица8.A2" office:value-type="string">
            <text:p text:style-name="P16">lsub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– long</text:p>
          </table:table-cell>
        </table:table-row>
        <table:table-row>
          <table:table-cell table:style-name="Таблица8.A2" office:value-type="string">
            <text:p text:style-name="P16">lushr</text:p>
          </table:table-cell>
          <table:table-cell table:style-name="Таблица8.A2" office:value-type="string">
            <text:p text:style-name="P16">-3/+2</text:p>
          </table:table-cell>
          <table:table-cell table:style-name="Таблица8.C2" office:value-type="string">
            <text:p text:style-name="P16">long &gt;&gt;&gt; int</text:p>
          </table:table-cell>
        </table:table-row>
        <table:table-row>
          <table:table-cell table:style-name="Таблица8.A2" office:value-type="string">
            <text:p text:style-name="P16">lxor</text:p>
          </table:table-cell>
          <table:table-cell table:style-name="Таблица8.A2" office:value-type="string">
            <text:p text:style-name="P16">-4/+2</text:p>
          </table:table-cell>
          <table:table-cell table:style-name="Таблица8.C2" office:value-type="string">
            <text:p text:style-name="P16">long ^ long</text:p>
          </table:table-cell>
        </table:table-row>
        <table:table-row>
          <table:table-cell table:style-name="Таблица8.A2" office:value-type="string">
            <text:p text:style-name="P16">monitorenter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Начало критической сеции</text:p>
          </table:table-cell>
        </table:table-row>
        <table:table-row>
          <table:table-cell table:style-name="Таблица8.A2" office:value-type="string">
            <text:p text:style-name="P16">monitorexit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Конец критической секции</text:p>
          </table:table-cell>
        </table:table-row>
        <table:table-row>
          <table:table-cell table:style-name="Таблица8.A2" office:value-type="string">
            <text:p text:style-name="P16">nop</text:p>
          </table:table-cell>
          <table:table-cell table:style-name="Таблица8.B3" office:value-type="float" office:value="0">
            <text:p text:style-name="P16">0</text:p>
          </table:table-cell>
          <table:table-cell table:style-name="Таблица8.C2" office:value-type="string">
            <text:p text:style-name="P13">Пустая операция</text:p>
          </table:table-cell>
        </table:table-row>
        <table:table-row>
          <table:table-cell table:style-name="Таблица8.A2" office:value-type="string">
            <text:p text:style-name="P16">pop</text:p>
          </table:table-cell>
          <table:table-cell table:style-name="Таблица8.B3" office:value-type="float" office:value="-1">
            <text:p text:style-name="P16">-1</text:p>
          </table:table-cell>
          <table:table-cell table:style-name="Таблица8.C2" office:value-type="string">
            <text:p text:style-name="P13">Удаление вершины стека</text:p>
          </table:table-cell>
        </table:table-row>
        <table:table-row>
          <table:table-cell table:style-name="Таблица8.A2" office:value-type="string">
            <text:p text:style-name="P16">pop2</text:p>
          </table:table-cell>
          <table:table-cell table:style-name="Таблица8.B3" office:value-type="float" office:value="-2">
            <text:p text:style-name="P16">-2</text:p>
          </table:table-cell>
          <table:table-cell table:style-name="Таблица8.C2" office:value-type="string">
            <text:p text:style-name="P13">Удаление двух элементов стека</text:p>
          </table:table-cell>
        </table:table-row>
        <table:table-row>
          <table:table-cell table:style-name="Таблица8.A2" office:value-type="string">
            <text:p text:style-name="P16">return</text:p>
          </table:table-cell>
          <table:table-cell table:style-name="Таблица8.A2" office:value-type="string">
            <text:p text:style-name="P16">( == 0)</text:p>
          </table:table-cell>
          <table:table-cell table:style-name="Таблица8.C2" office:value-type="string">
            <text:p text:style-name="P13">Возврат из метода</text:p>
          </table:table-cell>
        </table:table-row>
        <table:table-row>
          <table:table-cell table:style-name="Таблица8.A2" office:value-type="string">
            <text:p text:style-name="P16">saload</text:p>
          </table:table-cell>
          <table:table-cell table:style-name="Таблица8.A2" office:value-type="string">
            <text:p text:style-name="P16">-2/+1</text:p>
          </table:table-cell>
          <table:table-cell table:style-name="Таблица8.C2" office:value-type="string">
            <text:p text:style-name="P13">Загрузка элемента массива <text:span text:style-name="T4">short</text:span></text:p>
          </table:table-cell>
        </table:table-row>
        <table:table-row>
          <table:table-cell table:style-name="Таблица8.A2" office:value-type="string">
            <text:p text:style-name="P16">sastore</text:p>
          </table:table-cell>
          <table:table-cell table:style-name="Таблица8.B3" office:value-type="float" office:value="-3">
            <text:p text:style-name="P16">-3</text:p>
          </table:table-cell>
          <table:table-cell table:style-name="Таблица8.C2" office:value-type="string">
            <text:p text:style-name="P13">Запись элемента массива <text:span text:style-name="T4">short</text:span></text:p>
          </table:table-cell>
        </table:table-row>
        <table:table-row>
          <table:table-cell table:style-name="Таблица8.A2" office:value-type="string">
            <text:p text:style-name="P16">swap</text:p>
          </table:table-cell>
          <table:table-cell table:style-name="Таблица8.B3" office:value-type="float" office:value="0">
            <text:p text:style-name="P16">0</text:p>
          </table:table-cell>
          <table:table-cell table:style-name="Таблица8.C2" office:value-type="string">
            <text:p text:style-name="P13">Перестановка двух верхних элементов стека</text:p>
          </table:table-cell>
        </table:table-row>
      </table:table>
      <text:p text:style-name="P8"/>
      <text:h text:style-name="Heading_20_3" text:outline-level="3">Команды с одним операндом</text:h>
      <text:p text:style-name="P8"/>
      <text:p text:style-name="P8">В качестве номера ячейки в командах может использоваться имя локальной переменной или параметра метода — ассемблер определит по нему номер ячейки самостоятельно. Если в командах <text:span text:style-name="T4">ZZZload </text:span>или <text:span text:style-name="T4">ZZZstore </text:span>номера ячеек оказутся в диапазоне 0..3, ассемблер заменит это команды их более короткими версиями без операнда. Если в командах <text:span text:style-name="T4">ZZZload </text:span>или <text:span text:style-name="T4">ZZZstore </text:span>номер ячейки превысит 255, ассмеблер акттоматически добавит к коду команду <text:span text:style-name="T4">wide.</text:span> Если в команде <text:span text:style-name="T4">bipush </text:span>константа окажется в диапазоне -1..5, ассемблер заменит ее одной из специализированных команд <text:span text:style-name="T4">iconst_ZZZ.</text:span>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ext:soft-page-break/>
        <table:table-row>
          <table:table-cell table:style-name="Таблица10.A1" office:value-type="string">
            <text:p text:style-name="P15">Мнемоника</text:p>
          </table:table-cell>
          <table:table-cell table:style-name="Таблица10.A1" office:value-type="string">
            <text:p text:style-name="P15">Операнд</text:p>
          </table:table-cell>
          <table:table-cell table:style-name="Таблица10.A1" office:value-type="string">
            <text:p text:style-name="P15">Размер стека</text:p>
          </table:table-cell>
          <table:table-cell table:style-name="Таблица10.D1" office:value-type="string">
            <text:p text:style-name="P15">Назначение</text:p>
          </table:table-cell>
        </table:table-row>
        <table:table-row>
          <table:table-cell table:style-name="Таблица10.A2" office:value-type="string">
            <text:p text:style-name="P16">aload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1">
            <text:p text:style-name="P13">1</text:p>
          </table:table-cell>
          <table:table-cell table:style-name="Таблица10.D2" office:value-type="string">
            <text:p text:style-name="P13">Загрузка локальной переменной (параметра) ссылочного типа из указанной ячейки</text:p>
          </table:table-cell>
        </table:table-row>
        <table:table-row>
          <table:table-cell table:style-name="Таблица10.A2" office:value-type="string">
            <text:p text:style-name="P16">anewarray</text:p>
          </table:table-cell>
          <table:table-cell table:style-name="Таблица10.A2" office:value-type="string">
            <text:p text:style-name="P13">Имя класса</text:p>
          </table:table-cell>
          <table:table-cell table:style-name="Таблица10.A2" office:value-type="string">
            <text:p text:style-name="P13">-1/+1</text:p>
          </table:table-cell>
          <table:table-cell table:style-name="Таблица10.D2" office:value-type="string">
            <text:p text:style-name="P13">Создание массива указанного ссылочного типа</text:p>
          </table:table-cell>
        </table:table-row>
        <table:table-row>
          <table:table-cell table:style-name="Таблица10.A2" office:value-type="string">
            <text:p text:style-name="P16">astore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A2" office:value-type="string">
            <text:p text:style-name="P13"><text:span text:style-name="T4">-</text:span>1</text:p>
          </table:table-cell>
          <table:table-cell table:style-name="Таблица10.D2" office:value-type="string">
            <text:p text:style-name="P13">Запись локальной переменной (параметра) ссылочного типа в указанную ячейку</text:p>
          </table:table-cell>
        </table:table-row>
        <table:table-row>
          <table:table-cell table:style-name="Таблица10.A2" office:value-type="string">
            <text:p text:style-name="P16">bipush</text:p>
          </table:table-cell>
          <table:table-cell table:style-name="Таблица10.A2" office:value-type="string">
            <text:p text:style-name="P13">Байтовое значение</text:p>
          </table:table-cell>
          <table:table-cell table:style-name="Таблица10.C2" office:value-type="float" office:value="1">
            <text:p text:style-name="P13">1</text:p>
          </table:table-cell>
          <table:table-cell table:style-name="Таблица10.D2" office:value-type="string">
            <text:p text:style-name="P13">Загрузить байтовую константу в вершину стека</text:p>
          </table:table-cell>
        </table:table-row>
        <table:table-row>
          <table:table-cell table:style-name="Таблица10.A2" office:value-type="string">
            <text:p text:style-name="P16">checkcast</text:p>
          </table:table-cell>
          <table:table-cell table:style-name="Таблица10.A2" office:value-type="string">
            <text:p text:style-name="P13">Имя класса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Проверить, что тип значения в вершине стека является типом указанного класса</text:p>
          </table:table-cell>
        </table:table-row>
        <table:table-row>
          <table:table-cell table:style-name="Таблица10.A2" office:value-type="string">
            <text:p text:style-name="P16">dload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2">
            <text:p text:style-name="P13">2</text:p>
          </table:table-cell>
          <table:table-cell table:style-name="Таблица10.D2" office:value-type="string">
            <text:p text:style-name="P13">Загрузка локальной переменной (параметра) типа <text:span text:style-name="T4">double </text:span>из указанной ячейки <text:span text:style-name="T4">+ </text:span>следующей ячейки</text:p>
          </table:table-cell>
        </table:table-row>
        <table:table-row>
          <table:table-cell table:style-name="Таблица10.A2" office:value-type="string">
            <text:p text:style-name="P16">dstore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Запись локальной переменной (параметра) типа <text:span text:style-name="T4">double </text:span>в указанную ячейку <text:span text:style-name="T4">+ </text:span>следующую ячейку</text:p>
          </table:table-cell>
        </table:table-row>
        <table:table-row>
          <table:table-cell table:style-name="Таблица10.A2" office:value-type="string">
            <text:p text:style-name="P16">fload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1">
            <text:p text:style-name="P16">1</text:p>
          </table:table-cell>
          <table:table-cell table:style-name="Таблица10.D2" office:value-type="string">
            <text:p text:style-name="P13">Загрузка локальной переменной (параметра) типа f<text:span text:style-name="T4">loat </text:span>из указанной ячейки</text:p>
          </table:table-cell>
        </table:table-row>
        <table:table-row>
          <table:table-cell table:style-name="Таблица10.A2" office:value-type="string">
            <text:p text:style-name="P16">fstore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Запись локальной переменной (параметра) типа f<text:span text:style-name="T4">loat </text:span>в указанную ячейку</text:p>
          </table:table-cell>
        </table:table-row>
        <table:table-row>
          <table:table-cell table:style-name="Таблица10.A2" office:value-type="string">
            <text:p text:style-name="P16">getfield</text:p>
          </table:table-cell>
          <table:table-cell table:style-name="Таблица10.A2" office:value-type="string">
            <text:p text:style-name="P13">Имя поля</text:p>
          </table:table-cell>
          <table:table-cell table:style-name="Таблица10.A2" office:value-type="string">
            <text:p text:style-name="P13">-1/+(1..<text:span text:style-name="T4">2)</text:span></text:p>
          </table:table-cell>
          <table:table-cell table:style-name="Таблица10.D2" office:value-type="string">
            <text:p text:style-name="P13">Загрузка значения нестатического поля класса в стек</text:p>
          </table:table-cell>
        </table:table-row>
        <table:table-row>
          <table:table-cell table:style-name="Таблица10.A2" office:value-type="string">
            <text:p text:style-name="P16">getstatic</text:p>
          </table:table-cell>
          <table:table-cell table:style-name="Таблица10.A2" office:value-type="string">
            <text:p text:style-name="P13">Имя поля</text:p>
          </table:table-cell>
          <table:table-cell table:style-name="Таблица10.A2" office:value-type="string">
            <text:p text:style-name="P13">+(1..<text:span text:style-name="T4">2)</text:span></text:p>
          </table:table-cell>
          <table:table-cell table:style-name="Таблица10.D2" office:value-type="string">
            <text:p text:style-name="P13">Загрузка значения статического поля класса в стек</text:p>
          </table:table-cell>
        </table:table-row>
        <table:table-row>
          <table:table-cell table:style-name="Таблица10.A2" office:value-type="string">
            <text:p text:style-name="P16">goto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0">
            <text:p text:style-name="P16">0</text:p>
          </table:table-cell>
          <table:table-cell table:style-name="Таблица10.D2" office:value-type="string">
            <text:p text:style-name="P13">Безусловный переход</text:p>
          </table:table-cell>
        </table:table-row>
        <table:table-row>
          <table:table-cell table:style-name="Таблица10.A2" office:value-type="string">
            <text:p text:style-name="P16">goto_w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0">
            <text:p text:style-name="P16">0</text:p>
          </table:table-cell>
          <table:table-cell table:style-name="Таблица10.D2" office:value-type="string">
            <text:p text:style-name="P13">Безусловный переход</text:p>
          </table:table-cell>
        </table:table-row>
        <table:table-row>
          <table:table-cell table:style-name="Таблица10.A2" office:value-type="string">
            <text:p text:style-name="P16">if_acmpeq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ссылочного типа</text:p>
          </table:table-cell>
        </table:table-row>
        <table:table-row>
          <table:table-cell table:style-name="Таблица10.A2" office:value-type="string">
            <text:p text:style-name="P13">if_acmp<text:span text:style-name="T4">ne</text:span>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ссылочного типа</text:p>
          </table:table-cell>
        </table:table-row>
        <table:table-row>
          <table:table-cell table:style-name="Таблица10.A2" office:value-type="string">
            <text:p text:style-name="P16">if_icmpeq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_icmpne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_icmplt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_icmpge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_icmpgt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_icmple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Условный переход по сравнению типа <text:span text:style-name="T4">int</text:span></text:p>
          </table:table-cell>
        </table:table-row>
        <table:table-row>
          <table:table-cell table:style-name="Таблица10.A2" office:value-type="string">
            <text:p text:style-name="P16">ifeq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3">if<text:span text:style-name="T4">ne</text:span>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6">iflt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6">ifge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6">ifgt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6">ifle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типа <text:span text:style-name="T4">int </text:span>с нулем</text:p>
          </table:table-cell>
        </table:table-row>
        <table:table-row>
          <table:table-cell table:style-name="Таблица10.A2" office:value-type="string">
            <text:p text:style-name="P16">ifnonnull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ссылочного типа с <text:span text:style-name="T4">null</text:span></text:p>
          </table:table-cell>
        </table:table-row>
        <text:soft-page-break/>
        <table:table-row>
          <table:table-cell table:style-name="Таблица10.A2" office:value-type="string">
            <text:p text:style-name="P16">ifnull</text:p>
          </table:table-cell>
          <table:table-cell table:style-name="Таблица10.A2" office:value-type="string">
            <text:p text:style-name="P13">Имя мет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Условный переход по сравнению ссылочного типа с <text:span text:style-name="T4">null</text:span></text:p>
          </table:table-cell>
        </table:table-row>
        <table:table-row>
          <table:table-cell table:style-name="Таблица10.A2" office:value-type="string">
            <text:p text:style-name="P16">iload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1">
            <text:p text:style-name="P16">1</text:p>
          </table:table-cell>
          <table:table-cell table:style-name="Таблица10.D2" office:value-type="string">
            <text:p text:style-name="P13">Загрузка локальной переменной (параметра) типа i<text:span text:style-name="T4">nt </text:span>из указанной ячейки</text:p>
          </table:table-cell>
        </table:table-row>
        <table:table-row>
          <table:table-cell table:style-name="Таблица10.A2" office:value-type="string">
            <text:p text:style-name="P16">instanceof</text:p>
          </table:table-cell>
          <table:table-cell table:style-name="Таблица10.A2" office:value-type="string">
            <text:p text:style-name="P13">Имя класса</text:p>
          </table:table-cell>
          <table:table-cell table:style-name="Таблица10.A2" office:value-type="string">
            <text:p text:style-name="P13">-1/+1</text:p>
          </table:table-cell>
          <table:table-cell table:style-name="Таблица10.D2" office:value-type="string">
            <text:p text:style-name="P13">Проверка совместимости ссылочного типа с указанным классом</text:p>
          </table:table-cell>
        </table:table-row>
        <table:table-row>
          <table:table-cell table:style-name="Таблица10.A2" office:value-type="string">
            <text:p text:style-name="P16">istore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-1">
            <text:p text:style-name="P16">-1</text:p>
          </table:table-cell>
          <table:table-cell table:style-name="Таблица10.D2" office:value-type="string">
            <text:p text:style-name="P13">Запись локальной переменной (параметра) типа i<text:span text:style-name="T4">nt </text:span>в указанную ячейку</text:p>
          </table:table-cell>
        </table:table-row>
        <table:table-row>
          <table:table-cell table:style-name="Таблица10.A2" office:value-type="string">
            <text:p text:style-name="P16">ldc</text:p>
          </table:table-cell>
          <table:table-cell table:style-name="Таблица10.A2" office:value-type="string">
            <text:p text:style-name="P13">Константа</text:p>
          </table:table-cell>
          <table:table-cell table:style-name="Таблица10.C2" office:value-type="float" office:value="1">
            <text:p text:style-name="P13">1</text:p>
          </table:table-cell>
          <table:table-cell table:style-name="Таблица10.D2" office:value-type="string">
            <text:p text:style-name="P13">Загрузка константы в вершину стека</text:p>
          </table:table-cell>
        </table:table-row>
        <table:table-row>
          <table:table-cell table:style-name="Таблица10.A2" office:value-type="string">
            <text:p text:style-name="P16">ldc_w</text:p>
          </table:table-cell>
          <table:table-cell table:style-name="Таблица10.A2" office:value-type="string">
            <text:p text:style-name="P13">Константа</text:p>
          </table:table-cell>
          <table:table-cell table:style-name="Таблица10.C2" office:value-type="float" office:value="1">
            <text:p text:style-name="P13">1</text:p>
          </table:table-cell>
          <table:table-cell table:style-name="Таблица10.D2" office:value-type="string">
            <text:p text:style-name="P13">Загрузка константы в вершину стека</text:p>
          </table:table-cell>
        </table:table-row>
        <table:table-row>
          <table:table-cell table:style-name="Таблица10.A2" office:value-type="string">
            <text:p text:style-name="P16">ldc2_w</text:p>
          </table:table-cell>
          <table:table-cell table:style-name="Таблица10.A2" office:value-type="string">
            <text:p text:style-name="P13">Константа</text:p>
          </table:table-cell>
          <table:table-cell table:style-name="Таблица10.C2" office:value-type="float" office:value="2">
            <text:p text:style-name="P16">2</text:p>
          </table:table-cell>
          <table:table-cell table:style-name="Таблица10.D2" office:value-type="string">
            <text:p text:style-name="P13">Загрузка константы <text:span text:style-name="T4">long </text:span>или <text:span text:style-name="T4">double </text:span>в вершину стека</text:p>
          </table:table-cell>
        </table:table-row>
        <table:table-row>
          <table:table-cell table:style-name="Таблица10.A2" office:value-type="string">
            <text:p text:style-name="P16">lload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2">
            <text:p text:style-name="P13">2</text:p>
          </table:table-cell>
          <table:table-cell table:style-name="Таблица10.D2" office:value-type="string">
            <text:p text:style-name="P13">Загрузка локальной переменной (параметра) типа l<text:span text:style-name="T4">ong </text:span>из указанной ячейки <text:span text:style-name="T4">+ </text:span>следующей ячейки</text:p>
          </table:table-cell>
        </table:table-row>
        <table:table-row>
          <table:table-cell table:style-name="Таблица10.A2" office:value-type="string">
            <text:p text:style-name="P16">lstore</text:p>
          </table:table-cell>
          <table:table-cell table:style-name="Таблица10.A2" office:value-type="string">
            <text:p text:style-name="P13">Номер ячейки</text:p>
          </table:table-cell>
          <table:table-cell table:style-name="Таблица10.C2" office:value-type="float" office:value="-2">
            <text:p text:style-name="P16">-2</text:p>
          </table:table-cell>
          <table:table-cell table:style-name="Таблица10.D2" office:value-type="string">
            <text:p text:style-name="P13">Запись локальной переменной (параметра) типа l<text:span text:style-name="T4">ong </text:span>в указанную ячейку <text:span text:style-name="T4">+ </text:span>следующую ячейку</text:p>
          </table:table-cell>
        </table:table-row>
        <table:table-row>
          <table:table-cell table:style-name="Таблица10.A2" office:value-type="string">
            <text:p text:style-name="P16">new</text:p>
          </table:table-cell>
          <table:table-cell table:style-name="Таблица10.A2" office:value-type="string">
            <text:p text:style-name="P13">Имя класса</text:p>
          </table:table-cell>
          <table:table-cell table:style-name="Таблица10.C2" office:value-type="float" office:value="1">
            <text:p text:style-name="P13">1</text:p>
          </table:table-cell>
          <table:table-cell table:style-name="Таблица10.D2" office:value-type="string">
            <text:p text:style-name="P13">Выделение памяти под экземпляр класса</text:p>
          </table:table-cell>
        </table:table-row>
        <table:table-row>
          <table:table-cell table:style-name="Таблица10.A2" office:value-type="string">
            <text:p text:style-name="P16">newarray</text:p>
          </table:table-cell>
          <table:table-cell table:style-name="Таблица10.A2" office:value-type="string">
            <text:p text:style-name="P13">Имя примитивного типа</text:p>
          </table:table-cell>
          <table:table-cell table:style-name="Таблица10.A2" office:value-type="string">
            <text:p text:style-name="P13">-1/+1</text:p>
          </table:table-cell>
          <table:table-cell table:style-name="Таблица10.D2" office:value-type="string">
            <text:p text:style-name="P13">Создание массива значений примитивного типа</text:p>
          </table:table-cell>
        </table:table-row>
        <table:table-row>
          <table:table-cell table:style-name="Таблица10.A2" office:value-type="string">
            <text:p text:style-name="P16">putfield</text:p>
          </table:table-cell>
          <table:table-cell table:style-name="Таблица10.A2" office:value-type="string">
            <text:p text:style-name="P13">Имя поля</text:p>
          </table:table-cell>
          <table:table-cell table:style-name="Таблица10.A2" office:value-type="string">
            <text:p text:style-name="P13">-2..-3</text:p>
          </table:table-cell>
          <table:table-cell table:style-name="Таблица10.D2" office:value-type="string">
            <text:p text:style-name="P13">Сохранение вершины стека в нестатическое поле класса</text:p>
          </table:table-cell>
        </table:table-row>
        <table:table-row>
          <table:table-cell table:style-name="Таблица10.A2" office:value-type="string">
            <text:p text:style-name="P16">putstatic</text:p>
          </table:table-cell>
          <table:table-cell table:style-name="Таблица10.A2" office:value-type="string">
            <text:p text:style-name="P13">Имя поля</text:p>
          </table:table-cell>
          <table:table-cell table:style-name="Таблица10.A2" office:value-type="string">
            <text:p text:style-name="P16">-1..-2</text:p>
          </table:table-cell>
          <table:table-cell table:style-name="Таблица10.D2" office:value-type="string">
            <text:p text:style-name="P13">Сохранение вершины стека в статическое поле класса</text:p>
          </table:table-cell>
        </table:table-row>
        <table:table-row>
          <table:table-cell table:style-name="Таблица10.A2" office:value-type="string">
            <text:p text:style-name="P16">sipush</text:p>
          </table:table-cell>
          <table:table-cell table:style-name="Таблица10.A2" office:value-type="string">
            <text:p text:style-name="P13">Значение</text:p>
          </table:table-cell>
          <table:table-cell table:style-name="Таблица10.C2" office:value-type="float" office:value="1">
            <text:p text:style-name="P16">1</text:p>
          </table:table-cell>
          <table:table-cell table:style-name="Таблица10.D2" office:value-type="string">
            <text:p text:style-name="P13">Загрузить <text:span text:style-name="T4">short</text:span> константу в вершину стека</text:p>
          </table:table-cell>
        </table:table-row>
      </table:table>
      <text:p text:style-name="Standard"/>
      <text:h text:style-name="Heading_20_3" text:outline-level="3">Команды с двумя операндами</text:h>
      <text:p text:style-name="Standard">Если в команде <text:span text:style-name="T4">iinc </text:span><text:span text:style-name="T1">номер ячейки или значение константы превысят допустимый диапазон, ассемблер автоматически добавит к коду команду </text:span><text:span text:style-name="T4">wide.</text:span></text:p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15">Мнемоника</text:p>
          </table:table-cell>
          <table:table-cell table:style-name="Таблица11.A1" office:value-type="string">
            <text:p text:style-name="P15">Операнд</text:p>
          </table:table-cell>
          <table:table-cell table:style-name="Таблица11.A1" office:value-type="string">
            <text:p text:style-name="P15">Размер стека</text:p>
          </table:table-cell>
          <table:table-cell table:style-name="Таблица11.D1" office:value-type="string">
            <text:p text:style-name="P15">Назначение</text:p>
          </table:table-cell>
        </table:table-row>
        <table:table-row>
          <table:table-cell table:style-name="Таблица11.A2" office:value-type="string">
            <text:p text:style-name="P16">iinc</text:p>
          </table:table-cell>
          <table:table-cell table:style-name="Таблица11.A2" office:value-type="string">
            <text:p text:style-name="P13">Номер ячейки, значение</text:p>
          </table:table-cell>
          <table:table-cell table:style-name="Таблица11.C2" office:value-type="float" office:value="0">
            <text:p text:style-name="P16">0</text:p>
          </table:table-cell>
          <table:table-cell table:style-name="Таблица11.D2" office:value-type="string">
            <text:p text:style-name="P13">Сложить значение константы с локальной переменной (параметром) типа <text:span text:style-name="T4">int </text:span>в указанной ячейке</text:p>
          </table:table-cell>
        </table:table-row>
        <table:table-row>
          <table:table-cell table:style-name="Таблица11.A2" office:value-type="string">
            <text:p text:style-name="P16">multianewarray</text:p>
          </table:table-cell>
          <table:table-cell table:style-name="Таблица11.A2" office:value-type="string">
            <text:p text:style-name="P13">Имя класса, число измерений</text:p>
          </table:table-cell>
          <table:table-cell table:style-name="Таблица11.A2" office:value-type="string">
            <text:p text:style-name="P13">-1..-255/+1</text:p>
          </table:table-cell>
          <table:table-cell table:style-name="Таблица11.D2" office:value-type="string">
            <text:p text:style-name="P13">Создание многомерного массива ссылочного типа</text:p>
          </table:table-cell>
        </table:table-row>
      </table:table>
      <text:p text:style-name="Standard"/>
      <text:h text:style-name="Heading_20_3" text:outline-level="3">Команды вызова методов</text:h>
      <text:p text:style-name="Standard"/>
      <text:p text:style-name="Standard">Команды вызова методов имеют переменное число параметров в стеке, зависящее от конкретного вызываемого метода, и, кроме того, могут оставлять в стеке возвращаемое <text:soft-page-break/>значение. По этом причине колонка «размер стека» для этих команд из таблицы исключена. Для всех команд вызова метода указывается один операнд — полное имя класса, имя и сигнатура вызываемого метода</text:p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5">Мнемоника</text:p>
          </table:table-cell>
          <table:table-cell table:style-name="Таблица12.B1" office:value-type="string">
            <text:p text:style-name="P15">Назначение</text:p>
          </table:table-cell>
        </table:table-row>
        <table:table-row>
          <table:table-cell table:style-name="Таблица12.A2" office:value-type="string">
            <text:p text:style-name="P16">invokeinterface</text:p>
          </table:table-cell>
          <table:table-cell table:style-name="Таблица12.B2" office:value-type="string">
            <text:p text:style-name="P13">Вызов метода, унаследованного от интерфейса. При указании параметра нужно указывать не полное имя класса, а полное имя интерфейса, откуда получен метод. В случае ромбовидного наследования можно указывать любой из интерфейсов</text:p>
          </table:table-cell>
        </table:table-row>
        <table:table-row>
          <table:table-cell table:style-name="Таблица12.A2" office:value-type="string">
            <text:p text:style-name="P16">invokespecial</text:p>
          </table:table-cell>
          <table:table-cell table:style-name="Таблица12.B2" office:value-type="string">
            <text:p text:style-name="P13">Вызов конструктора, <text:span text:style-name="T4">private</text:span>-метода инстанции класса или <text:span text:style-name="T4">super-</text:span>метода инстанции класса.</text:p>
          </table:table-cell>
        </table:table-row>
        <table:table-row>
          <table:table-cell table:style-name="Таблица12.A2" office:value-type="string">
            <text:p text:style-name="P16">invokestatic</text:p>
          </table:table-cell>
          <table:table-cell table:style-name="Таблица12.B2" office:value-type="string">
            <text:p text:style-name="P13">Вызов статического метода класса</text:p>
          </table:table-cell>
        </table:table-row>
        <table:table-row>
          <table:table-cell table:style-name="Таблица12.A2" office:value-type="string">
            <text:p text:style-name="P16">invokevirtual</text:p>
          </table:table-cell>
          <table:table-cell table:style-name="Таблица12.B2" office:value-type="string">
            <text:p text:style-name="P13">Вызов нестатического метода класса</text:p>
          </table:table-cell>
        </table:table-row>
      </table:table>
      <text:p text:style-name="Standard"/>
      <text:h text:style-name="Heading_20_3" text:outline-level="3">Команды специального формата</text:h>
      <text:p text:style-name="Standard"/>
      <text:p text:style-name="P9">Команд специального формата в байт-коде <text:span text:style-name="T4">Java </text:span>две:</text:p>
      <text:list xml:id="list8026078546413569973" text:style-name="L4">
        <text:list-item>
          <text:p text:style-name="P26">lookupswitch – <text:span text:style-name="T1">переход по таблице пар ключ-значение</text:span></text:p>
        </text:list-item>
        <text:list-item>
          <text:p text:style-name="P26">tableswith – <text:span text:style-name="T1">переход по таблице значений</text:span></text:p>
        </text:list-item>
      </text:list>
      <text:p text:style-name="P9"/>
      <text:p text:style-name="P9">Для упрощения использования этих команд ассемблер поддерживает для них специальную форму записи:</text:p>
      <text:p text:style-name="P9"/>
      <text:p text:style-name="P11">lookupswitch</text:p>
      <text:p text:style-name="P11"><text:tab/>&lt;значение&gt;<text:span text:style-name="T9">:</text:span>&lt;метка_перехода&gt;</text:p>
      <text:p text:style-name="P11"><text:tab/>. . .</text:p>
      <text:p text:style-name="P11"><text:tab/>&lt;значение&gt;<text:span text:style-name="T9">:</text:span>&lt;метка_перехода&gt;</text:p>
      <text:p text:style-name="P11">[<text:tab/><text:span text:style-name="T9">.default:</text:span>&lt;метка_перехода&gt;]</text:p>
      <text:p text:style-name="P12">.end</text:p>
      <text:p text:style-name="Standard"/>
      <text:p text:style-name="Standard">и </text:p>
      <text:p text:style-name="Standard"/>
      <text:p text:style-name="P11">tableswitch</text:p>
      <text:p text:style-name="P11"><text:tab/>&lt;значение&gt;<text:span text:style-name="T9">:</text:span>&lt;метка_перехода&gt;</text:p>
      <text:p text:style-name="P11"><text:tab/>. . .</text:p>
      <text:p text:style-name="P11"><text:tab/>&lt;значение&gt;<text:span text:style-name="T9">:</text:span>&lt;метка_перехода&gt;</text:p>
      <text:p text:style-name="P11">[<text:tab/><text:span text:style-name="T9">.default:</text:span>&lt;метка_перехода&gt;]</text:p>
      <text:p text:style-name="P12">.end</text:p>
      <text:p text:style-name="P12"/>
      <text:p text:style-name="P10">Значения задаются целочисленными константами, метки перехода — их именами.</text:p>
      <text:h text:style-name="Heading_20_2" text:outline-level="2">Макрокомпилятор <text:span text:style-name="T4">JMA</text:span></text:h>
      <text:p text:style-name="P4"/>
      <text:p text:style-name="P8">Макрокомпилятор является средством автоматизации написания байт-кода <text:span text:style-name="T4">JVM. </text:span>Практически ни один ассемблер не обходится в той или иной мере без средств макрокомпиляции. В языках программирования высокого уровня аналогом макрокомпилятора является препроцессор (например, в языке <text:span text:style-name="T4">C/C++). </text:span></text:p>
      <text:p text:style-name="P4"/>
      <text:p text:style-name="P8"><text:soft-page-break/>Основой макрокомпилятора является макрос. Описание макроса имеет вид:</text:p>
      <text:p text:style-name="P8"/>
      <text:p text:style-name="P4">&lt;<text:span text:style-name="T1">макрос</text:span>&gt; ::= <text:span text:style-name="T1">&lt;заголовок_макроса&gt;&lt;тело_макроса&gt;&lt;конец_макроса&gt;</text:span></text:p>
      <text:p text:style-name="P4"/>
      <text:p text:style-name="P8">Заголовок макроса определяется с помощью псевдокоманды .<text:span text:style-name="T4">macro. Т</text:span>ело макроса представляет собой смесь мнемоник команд байт-кода, псевдокоманд макрокомпилятора и вызовов других макросов. Ближайшим аналогом тела макроса является используемая при программировании <text:span text:style-name="T4">WEB-</text:span>приложений технология <text:span text:style-name="T4">JSP, </text:span>когда в коде <text:span text:style-name="T4">HTML</text:span>-страницы присутствуют операторы языка <text:span text:style-name="T4">Java, </text:span>изменяющие «на ходу» ее содержимое. Конец макроса определяется с помощью псевдокоманды .<text:span text:style-name="T4">mend. О</text:span>пределения макросов не могут быть вложенными.</text:p>
      <text:p text:style-name="P8"/>
      <text:p text:style-name="P8">Список псевдокоманд макрокомпилятора приведен в таблице: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именование псевдокоманды</text:p>
          </table:table-cell>
          <table:table-cell table:style-name="Таблица2.B1" office:value-type="string">
            <text:p text:style-name="P15">Назначение</text:p>
          </table:table-cell>
        </table:table-row>
        <table:table-row>
          <table:table-cell table:style-name="Таблица2.A2" office:value-type="string">
            <text:p text:style-name="P15">.<text:span text:style-name="T4">macro</text:span></text:p>
          </table:table-cell>
          <table:table-cell table:style-name="Таблица2.B2" office:value-type="string">
            <text:p text:style-name="P13">Описание заголовка макроса</text:p>
          </table:table-cell>
        </table:table-row>
        <table:table-row>
          <table:table-cell table:style-name="Таблица2.A2" office:value-type="string">
            <text:p text:style-name="P15">.<text:span text:style-name="T4">mend</text:span></text:p>
          </table:table-cell>
          <table:table-cell table:style-name="Таблица2.B2" office:value-type="string">
            <text:p text:style-name="P13">Маркер конца описания макроса</text:p>
          </table:table-cell>
        </table:table-row>
        <table:table-row>
          <table:table-cell table:style-name="Таблица2.A2" office:value-type="string">
            <text:p text:style-name="P15">.<text:span text:style-name="T4">local</text:span></text:p>
          </table:table-cell>
          <table:table-cell table:style-name="Таблица2.B2" office:value-type="string">
            <text:p text:style-name="P13">Описание локальной переменной макроса</text:p>
          </table:table-cell>
        </table:table-row>
        <table:table-row>
          <table:table-cell table:style-name="Таблица2.A2" office:value-type="string">
            <text:p text:style-name="P15">.<text:span text:style-name="T4">set</text:span></text:p>
          </table:table-cell>
          <table:table-cell table:style-name="Таблица2.B2" office:value-type="string">
            <text:p text:style-name="P13">Оператор присваивания значения локальной переменной макроса</text:p>
          </table:table-cell>
        </table:table-row>
        <table:table-row>
          <table:table-cell table:style-name="Таблица2.A2" office:value-type="string">
            <text:p text:style-name="P15">.<text:span text:style-name="T4">if</text:span></text:p>
            <text:p text:style-name="P16">.elseif</text:p>
            <text:p text:style-name="P16">.else</text:p>
            <text:p text:style-name="P16">.endif</text:p>
          </table:table-cell>
          <table:table-cell table:style-name="Таблица2.B2" office:value-type="string">
            <text:p text:style-name="P13">Условный оператор</text:p>
          </table:table-cell>
        </table:table-row>
        <table:table-row>
          <table:table-cell table:style-name="Таблица2.A2" office:value-type="string">
            <text:p text:style-name="P15">.<text:span text:style-name="T4">choise</text:span></text:p>
            <text:p text:style-name="P16">.of</text:p>
            <text:p text:style-name="P16">.otherwise</text:p>
            <text:p text:style-name="P16">.endchoise</text:p>
          </table:table-cell>
          <table:table-cell table:style-name="Таблица2.B2" office:value-type="string">
            <text:p text:style-name="P13">Оператор выбора</text:p>
          </table:table-cell>
        </table:table-row>
        <table:table-row>
          <table:table-cell table:style-name="Таблица2.A2" office:value-type="string">
            <text:p text:style-name="P15">.<text:span text:style-name="T4">while</text:span></text:p>
            <text:p text:style-name="P16">.endwhile</text:p>
          </table:table-cell>
          <table:table-cell table:style-name="Таблица2.B2" office:value-type="string">
            <text:p text:style-name="P13">Оператор цикла с предусловием</text:p>
          </table:table-cell>
        </table:table-row>
        <table:table-row>
          <table:table-cell table:style-name="Таблица2.A2" office:value-type="string">
            <text:p text:style-name="P15">.<text:span text:style-name="T4">for</text:span></text:p>
            <text:p text:style-name="P16">.endfor</text:p>
          </table:table-cell>
          <table:table-cell table:style-name="Таблица2.B2" office:value-type="string">
            <text:p text:style-name="P13">Оператор цикла с переменной цикла</text:p>
          </table:table-cell>
        </table:table-row>
        <table:table-row>
          <table:table-cell table:style-name="Таблица2.A2" office:value-type="string">
            <text:p text:style-name="P15">.<text:span text:style-name="T4">forall</text:span></text:p>
            <text:p text:style-name="P16">.endforall</text:p>
          </table:table-cell>
          <table:table-cell table:style-name="Таблица2.B2" office:value-type="string">
            <text:p text:style-name="P13">Оператор цикла по строке с разделителями</text:p>
          </table:table-cell>
        </table:table-row>
        <table:table-row>
          <table:table-cell table:style-name="Таблица2.A2" office:value-type="string">
            <text:p text:style-name="P15">.<text:span text:style-name="T4">exit</text:span></text:p>
            <text:p text:style-name="P16">.break</text:p>
            <text:p text:style-name="P16">.continue</text:p>
          </table:table-cell>
          <table:table-cell table:style-name="Таблица2.B2" office:value-type="string">
            <text:p text:style-name="P13">Операторы явной передачи управления</text:p>
          </table:table-cell>
        </table:table-row>
        <table:table-row>
          <table:table-cell table:style-name="Таблица2.A2" office:value-type="string">
            <text:p text:style-name="P15">.<text:span text:style-name="T4">error</text:span></text:p>
          </table:table-cell>
          <table:table-cell table:style-name="Таблица2.B2" office:value-type="string">
            <text:p text:style-name="P13">Оператор выдачи сигнала об ошибке макрообработки</text:p>
          </table:table-cell>
        </table:table-row>
      </table:table>
      <text:p text:style-name="P8"/>
      <text:p text:style-name="P8">Описания макросов во входном потоке желательно располагать до всех других описаний. </text:p>
      <text:p text:style-name="P8"/>
      <text:p text:style-name="P8">С целью ускорения макрообработки описания макросов в процессе обработки компилируются до уровня байт-кода <text:span text:style-name="T4">JVM, </text:span>поэтому в макросах используется статическая типизация данных. Параметры и локальные переменные макросов могут быть одного из следующих типов:</text:p>
      <text:p text:style-name="P8"/>
      <text:list xml:id="list3880439515972528305" text:style-name="L5">
        <text:list-item>
          <text:p text:style-name="P20"><text:span text:style-name="T9">int</text:span> – <text:span text:style-name="T1">соответствует типу </text:span>long <text:span text:style-name="T1">языка </text:span>Java</text:p>
        </text:list-item>
        <text:list-item>
          <text:p text:style-name="P20"><text:soft-page-break/><text:span text:style-name="T9">real</text:span> – <text:span text:style-name="T1">соответствует типу </text:span>double <text:span text:style-name="T1">языка </text:span>Java</text:p>
        </text:list-item>
        <text:list-item>
          <text:p text:style-name="P20"><text:span text:style-name="T9">str</text:span> – <text:span text:style-name="T1">соответствует классу </text:span>java.lang.String <text:span text:style-name="T1">языка </text:span>Java</text:p>
        </text:list-item>
        <text:list-item>
          <text:p text:style-name="P20"><text:span text:style-name="T9">bool</text:span> —<text:span text:style-name="T1"> соответствует типу </text:span>boolean <text:span text:style-name="T1">языка </text:span>Java</text:p>
        </text:list-item>
      </text:list>
      <text:p text:style-name="P8"/>
      <text:p text:style-name="P8">Параметры и локальные переменные макросов можно использовать в арифметических и логических выражениях. Макроассемлер поддерживает следующие типы операторов: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3">Приоритет</text:p>
          </table:table-cell>
          <table:table-cell table:style-name="Таблица3.A1" office:value-type="string">
            <text:p text:style-name="P15">Знак операции</text:p>
          </table:table-cell>
          <table:table-cell table:style-name="Таблица3.C1" office:value-type="string">
            <text:p text:style-name="P15">Назначение</text:p>
          </table:table-cell>
        </table:table-row>
        <table:table-row>
          <table:table-cell table:style-name="Таблица3.A2" office:value-type="float" office:value="7">
            <text:p text:style-name="P15">7</text:p>
          </table:table-cell>
          <table:table-cell table:style-name="Таблица3.B2" office:value-type="string">
            <text:p text:style-name="P16">a || b</text:p>
          </table:table-cell>
          <table:table-cell table:style-name="Таблица3.C2" office:value-type="string">
            <text:p text:style-name="P15">Логическое «ИЛИ»</text:p>
          </table:table-cell>
        </table:table-row>
        <table:table-row>
          <table:table-cell table:style-name="Таблица3.A2" office:value-type="float" office:value="6">
            <text:p text:style-name="P15">6</text:p>
          </table:table-cell>
          <table:table-cell table:style-name="Таблица3.B2" office:value-type="string">
            <text:p text:style-name="P16">a &amp;&amp; b</text:p>
          </table:table-cell>
          <table:table-cell table:style-name="Таблица3.C2" office:value-type="string">
            <text:p text:style-name="P15">Логическое «И»</text:p>
          </table:table-cell>
        </table:table-row>
        <table:table-row>
          <table:table-cell table:style-name="Таблица3.A2" office:value-type="float" office:value="5">
            <text:p text:style-name="P15">5</text:p>
          </table:table-cell>
          <table:table-cell table:style-name="Таблица3.B2" office:value-type="string">
            <text:p text:style-name="P16">! a</text:p>
          </table:table-cell>
          <table:table-cell table:style-name="Таблица3.C2" office:value-type="string">
            <text:p text:style-name="P13">Логическое «НЕ»</text:p>
          </table:table-cell>
        </table:table-row>
        <table:table-row>
          <table:table-cell table:style-name="Таблица3.A2" office:value-type="float" office:value="4">
            <text:p text:style-name="P15">4</text:p>
          </table:table-cell>
          <table:table-cell table:style-name="Таблица3.B2" office:value-type="string">
            <text:p text:style-name="P16">a &gt; b</text:p>
            <text:p text:style-name="P16">a &gt;= b</text:p>
            <text:p text:style-name="P16">a &lt; b</text:p>
            <text:p text:style-name="P16">a &lt;= b</text:p>
            <text:p text:style-name="P16">a == b</text:p>
            <text:p text:style-name="P16">a != b</text:p>
          </table:table-cell>
          <table:table-cell table:style-name="Таблица3.C2" office:value-type="string">
            <text:p text:style-name="P13">Операции сравнения («больше», «больше либо равно», «меньше», «меньше либо равно», «равно», «не равно»)</text:p>
          </table:table-cell>
        </table:table-row>
        <table:table-row>
          <table:table-cell table:style-name="Таблица3.A2" office:value-type="float" office:value="3">
            <text:p text:style-name="P15">3</text:p>
          </table:table-cell>
          <table:table-cell table:style-name="Таблица3.B2" office:value-type="string">
            <text:p text:style-name="P16">a # b</text:p>
          </table:table-cell>
          <table:table-cell table:style-name="Таблица3.C2" office:value-type="string">
            <text:p text:style-name="P13">Конкатенация строковых значений</text:p>
          </table:table-cell>
        </table:table-row>
        <table:table-row>
          <table:table-cell table:style-name="Таблица3.A2" office:value-type="float" office:value="2">
            <text:p text:style-name="P15">2</text:p>
          </table:table-cell>
          <table:table-cell table:style-name="Таблица3.B2" office:value-type="string">
            <text:p text:style-name="P16">a <text:span text:style-name="T1">+</text:span> b</text:p>
            <text:p text:style-name="P16">a <text:span text:style-name="T1">-</text:span> b</text:p>
          </table:table-cell>
          <table:table-cell table:style-name="Таблица3.C2" office:value-type="string">
            <text:p text:style-name="P13">Аддитивные операции <text:span text:style-name="T4">(</text:span>сложение, вычитание)</text:p>
          </table:table-cell>
        </table:table-row>
        <table:table-row>
          <table:table-cell table:style-name="Таблица3.A2" office:value-type="float" office:value="1">
            <text:p text:style-name="P15">1</text:p>
          </table:table-cell>
          <table:table-cell table:style-name="Таблица3.B2" office:value-type="string">
            <text:p text:style-name="P16">a <text:span text:style-name="T1">*</text:span> b</text:p>
            <text:p text:style-name="P16">a <text:span text:style-name="T1">/</text:span> b</text:p>
            <text:p text:style-name="P16">a <text:span text:style-name="T1">%</text:span> b</text:p>
          </table:table-cell>
          <table:table-cell table:style-name="Таблица3.C2" office:value-type="string">
            <text:p text:style-name="P13">Мультипликативные операции (умножение, деление, остаток от деления)</text:p>
          </table:table-cell>
        </table:table-row>
        <table:table-row>
          <table:table-cell table:style-name="Таблица3.A2" office:value-type="float" office:value="0">
            <text:p text:style-name="P15">0</text:p>
          </table:table-cell>
          <table:table-cell table:style-name="Таблица3.B2" office:value-type="string">
            <text:p text:style-name="P13">- <text:span text:style-name="T4">a</text:span></text:p>
          </table:table-cell>
          <table:table-cell table:style-name="Таблица3.C2" office:value-type="string">
            <text:p text:style-name="P13">Смена знака</text:p>
          </table:table-cell>
        </table:table-row>
      </table:table>
      <text:p text:style-name="P8"/>
      <text:p text:style-name="P8">Для изменения порядка вычисления используются круглые скобки. Помимо параметров и локальных переменных, в выражениях могут использоваться также константы и встроенные функции макроассемблера. Макроассемблер текущей версии поддерживает только десятичную форму записи целочисленных констант. Вещественные константы задаются способом, принятым в языке <text:span text:style-name="T4">Java. С</text:span>троковые константы задаются способом, принятым в языке <text:span text:style-name="T4">Java </text:span>для задания строк. Булевы константы задаются способом, принятым в языке <text:span text:style-name="T4">Java. С</text:span>писок встроенных функций макрокомпилятора приведен в таблице: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3">Функция</text:p>
          </table:table-cell>
          <table:table-cell table:style-name="Таблица4.B1" office:value-type="string">
            <text:p text:style-name="P15">Назначение</text:p>
          </table:table-cell>
        </table:table-row>
        <table:table-row>
          <table:table-cell table:style-name="Таблица4.A2" office:value-type="string">
            <text:p text:style-name="P15"/>
          </table:table-cell>
          <table:table-cell table:style-name="Таблица4.B2" office:value-type="string">
            <text:p text:style-name="P15"/>
          </table:table-cell>
        </table:table-row>
      </table:table>
      <text:p text:style-name="P8"/>
      <text:p text:style-name="P8">Макрокопилятор поддерживает автоматическое приведение типов в выражениях. Правила приведения типов следующие:</text:p>
      <text:p text:style-name="P8"/>
      <text:list xml:id="list3646778897468488130" text:style-name="L6">
        <text:list-item>
          <text:p text:style-name="P24">в операциях сравнения тип правого операнда приводится к типу левого</text:p>
        </text:list-item>
        <text:list-item>
          <text:p text:style-name="P24">в операции конкатенации типы всех операндов приводятся к строковому типу</text:p>
        </text:list-item>
        <text:list-item>
          <text:p text:style-name="P24">в арифметических операциях типы операндов приводятся к типу <text:span text:style-name="T4">int, </text:span>если в выражении не встречается тип <text:span text:style-name="T4">real, </text:span>и к типу <text:span text:style-name="T4">real </text:span>в противном случае</text:p>
        </text:list-item>
        <text:list-item>
          <text:p text:style-name="P24">тип данных <text:span text:style-name="T4">bool </text:span>может быть преобразован только в тип <text:span text:style-name="T4">str</text:span></text:p>
        </text:list-item>
      </text:list>
      <text:p text:style-name="P4"/>
      <text:p text:style-name="P8">Во всех остальных случаях требуется явное преобразование типов. Значения всех параметров и локальных переменных макроса, использоваемых в выражении, должны быть определены <text:soft-page-break/>(либо с помощью псевдокоманды .<text:span text:style-name="T4">set, </text:span>либо в качестве параметра при вызове макроса), в противном случае при работе макроса будет выброшено исключение. Проверить наличие значения у параметра или локальной переменной макроса можно с помощью встроенной функции макроассемблера.</text:p>
      <text:p text:style-name="P8"/>
      <text:p text:style-name="P8">Основной операцией макроассемблера при обработке макроса является <text:span text:style-name="T10">включение</text:span> строк из тела макроса, <text:span text:style-name="T10">не являющихся</text:span> псевдокомандами макроассемблера, во входной поток <text:span text:style-name="T4">JMA. </text:span>Строки, отличные от псевдокоманд макроассемблера, могут содержать в себе маркеры подстановки. Формат маркера подстановки следующий:</text:p>
      <text:p text:style-name="P8"/>
      <text:p text:style-name="P8"><text:span text:style-name="T9">&amp;</text:span>&lt;имя_параметра_или_локальной_переменной&gt;<text:span text:style-name="T4">[</text:span><text:span text:style-name="T5">.</text:span><text:span text:style-name="T4">]</text:span></text:p>
      <text:p text:style-name="P4"/>
      <text:p text:style-name="P8">Имя параметра или локальной переменной должно быть объявлено либо в заголовке макроса, либо в псевдокоманде .<text:span text:style-name="T4">local. </text:span>Конец имени в маркере подстановки определяется появлением символа, отличного от буквы, цифры или знака подчеркивания. Если непосредственно за именем <text:s/>параметра или локальной переменной в тексте строки следует буква, цифра или знак подчеркивания, для отделения имени параметра от остальной части строки необходимо завершить имя символом <text:span text:style-name="T4">'.' (</text:span>точка). Если непосредственно за именем <text:s/>параметра в тексте строки следует точка, точку необходимо удваивать.</text:p>
      <text:p text:style-name="P4"/>
      <text:p text:style-name="P8">Предположим, что у нас имеется локальная переменная <text:span text:style-name="T4">var1, </text:span>значение которой равно 1, и локальная переменная <text:span text:style-name="T4">var2, </text:span>значение которой равно «<text:span text:style-name="T4">qwerty</text:span>». Примеры подстановки приведены в таблице (значения переменных выделены жирным шрифтом):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3">Записано</text:p>
          </table:table-cell>
          <table:table-cell table:style-name="Таблица5.B1" office:value-type="string">
            <text:p text:style-name="P15">Результат</text:p>
          </table:table-cell>
        </table:table-row>
        <table:table-row>
          <table:table-cell table:style-name="Таблица5.A2" office:value-type="string">
            <text:p text:style-name="P16">text&amp;var1 text&amp;var2</text:p>
          </table:table-cell>
          <table:table-cell table:style-name="Таблица5.B2" office:value-type="string">
            <text:p text:style-name="P16">text<text:span text:style-name="T9">1</text:span> text<text:span text:style-name="T9">qwerty</text:span></text:p>
          </table:table-cell>
        </table:table-row>
        <table:table-row>
          <table:table-cell table:style-name="Таблица5.A2" office:value-type="string">
            <text:p text:style-name="P16">text&amp;var1&amp;var2.tail</text:p>
          </table:table-cell>
          <table:table-cell table:style-name="Таблица5.B2" office:value-type="string">
            <text:p text:style-name="P16">text<text:span text:style-name="T9">1qwerty</text:span>tail</text:p>
          </table:table-cell>
        </table:table-row>
        <table:table-row>
          <table:table-cell table:style-name="Таблица5.A2" office:value-type="string">
            <text:p text:style-name="P16">text&amp;var1..&amp;var2.tail</text:p>
          </table:table-cell>
          <table:table-cell table:style-name="Таблица5.B2" office:value-type="string">
            <text:p text:style-name="P16">text<text:span text:style-name="T9">1</text:span>.<text:span text:style-name="T9">qwerty</text:span>tail</text:p>
          </table:table-cell>
        </table:table-row>
      </table:table>
      <text:h text:style-name="Heading_20_2" text:outline-level="2">Псевдокоманды макроассемблера</text:h>
      <text:h text:style-name="Heading_20_3" text:outline-level="3">Псевдокоманда .<text:span text:style-name="T4">macro</text:span></text:h>
      <text:p text:style-name="P6">Формат:</text:p>
      <text:p text:style-name="P5"/>
      <text:p text:style-name="P5"><text:span text:style-name="T8">&lt;</text:span><text:span text:style-name="T11">имя</text:span><text:span text:style-name="T8">&gt;<text:tab/><text:tab/></text:span><text:span text:style-name="T5">.macro<text:tab/></text:span><text:span text:style-name="T8">[&lt;позиционные_параметры&gt;][&lt;ключевые_параметры&gt;]</text:span></text:p>
      <text:p text:style-name="P1"><text:span text:style-name="T11">&lt;</text:span><text:span text:style-name="T2">позиционные_параметры</text:span><text:span text:style-name="T11">&gt; ::= </text:span><text:span text:style-name="T2">&lt;позиционный_параметр&gt;[</text:span><text:span text:style-name="T3">,</text:span><text:span text:style-name="T2">&lt;позиционные_параметры&gt;...]</text:span></text:p>
      <text:p text:style-name="P5"><text:span text:style-name="T11">&lt;ключевые_параметры&gt; ::</text:span><text:span text:style-name="T8">= </text:span><text:span text:style-name="T11">&lt;ключевой_параметр&gt;</text:span><text:span text:style-name="T8">[</text:span><text:span text:style-name="T5">,</text:span><text:span text:style-name="T11">&lt;ключевые_параметры&gt;...</text:span><text:span text:style-name="T8">]</text:span></text:p>
      <text:p text:style-name="P5"><text:span text:style-name="T8">&lt;</text:span><text:span text:style-name="T11">позиционный_параметр</text:span><text:span text:style-name="T8">&gt; ::= </text:span><text:span text:style-name="T11">&lt;имя&gt;</text:span><text:span text:style-name="T9">:</text:span><text:span text:style-name="T11">&lt;тип&gt;</text:span></text:p>
      <text:p text:style-name="P5"><text:span text:style-name="T11">&lt;ключевой_параметр&gt; ::</text:span><text:span text:style-name="T8">= &lt;</text:span><text:span text:style-name="T11">позиционный_параметр</text:span><text:span text:style-name="T8">&gt;</text:span><text:span text:style-name="T5">=</text:span><text:span text:style-name="T8">[&lt;з</text:span><text:span text:style-name="T11">начение_по_умолчанию</text:span><text:span text:style-name="T8">&gt;]</text:span></text:p>
      <text:p text:style-name="P7"/>
      <text:p text:style-name="P5"><text:span text:style-name="T7">Назначение:</text:span><text:span text:style-name="T8"> </text:span><text:span text:style-name="T11">определяет имя макроса и список его параметров. Имя макроса — любое допустимое в языке </text:span><text:span text:style-name="T8">Java </text:span><text:span text:style-name="T11">имя. Имена параметров - любые допустимые в языке </text:span><text:span text:style-name="T8">Java </text:span><text:span text:style-name="T11">имена. Имена параметров должны быть уникальны в пределах макроса. Имя макроса должно быть уникально в пределах входного потока </text:span><text:span text:style-name="T8">JMA</text:span><text:span text:style-name="T11">. Макрос может иметь, а может и не иметь параметров. Параметры макроса могут быть двух типов:</text:span></text:p>
      <text:p text:style-name="P7"/>
      <text:list xml:id="list5314307660914095843" text:style-name="L7">
        <text:list-item>
          <text:p text:style-name="P25">позиционные</text:p>
        </text:list-item>
        <text:list-item>
          <text:p text:style-name="P25">ключевые</text:p>
        </text:list-item>
      </text:list>
      <text:p text:style-name="P7"/>
      <text:p text:style-name="P7">Позиционные параметры (если они определены) при вызове макроса задаются списком, <text:soft-page-break/>разделенным запятыми. Порядковый номер элемента списка однозначно определяет его соответствие тому или иному позиционному параметру. Ключевые параметры (если они определены) при вызове макроса следуют за позиционными и имеют вид:</text:p>
      <text:p text:style-name="P7"/>
      <text:p text:style-name="P7">&lt;имя_параметра&gt;=&lt;значение&gt;</text:p>
      <text:p text:style-name="P7"/>
      <text:p text:style-name="P7">В отличие от позиционных параметров, порядок следования ключевых параметров может быть произвольным.</text:p>
      <text:p text:style-name="P7"/>
      <text:p text:style-name="P7">Пример использования:</text:p>
      <text:p text:style-name="P7"/>
      <text:p text:style-name="P3">myMacro<text:tab/>.macro<text:tab/><text:tab/>p1:int,p2:str,p3:bool,p4:int=,p5:str=,p6:bool=false</text:p>
      <text:p text:style-name="P4"><text:tab/><text:tab/><text:span text:style-name="T1">. . .</text:span></text:p>
      <text:p text:style-name="P4"><text:span text:style-name="T1"><text:tab/><text:tab/>.</text:span>mend</text:p>
      <text:p text:style-name="P4"/>
      <text:p text:style-name="P8">Результат вызова макроса приведен в таблице: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3">Вызов макроса</text:p>
          </table:table-cell>
          <table:table-cell table:style-name="Таблица6.B1" office:value-type="string">
            <text:p text:style-name="P15">Значения параметров</text:p>
          </table:table-cell>
        </table:table-row>
        <table:table-row>
          <table:table-cell table:style-name="Таблица6.A2" office:value-type="string">
            <text:p text:style-name="P15"><text:s/><text:span text:style-name="T4">MyMacro <text:s/>10,«test1»,p5=«test2»</text:span></text:p>
          </table:table-cell>
          <table:table-cell table:style-name="Таблица6.B2" office:value-type="string">
            <text:p text:style-name="P16">p1 → 10</text:p>
            <text:p text:style-name="P16">p2 → «test1»</text:p>
            <text:p text:style-name="P16"><text:span text:style-name="T1">p3</text:span> → <text:span text:style-name="T1">не определено</text:span></text:p>
            <text:p text:style-name="P16"><text:span text:style-name="T1">p4 →</text:span> <text:span text:style-name="T1">не определено</text:span></text:p>
            <text:p text:style-name="P16"><text:span text:style-name="T1">p5 → «test</text:span>2<text:span text:style-name="T1">»</text:span></text:p>
            <text:p text:style-name="P16"><text:span text:style-name="T1">p6 → </text:span>false</text:p>
          </table:table-cell>
        </table:table-row>
        <table:table-row>
          <table:table-cell table:style-name="Таблица6.A2" office:value-type="string">
            <text:p text:style-name="P15"><text:s/><text:span text:style-name="T4">MyMacro <text:s/>5,«»,false,p5=«test»,p4=100</text:span></text:p>
          </table:table-cell>
          <table:table-cell table:style-name="Таблица6.B2" office:value-type="string">
            <text:p text:style-name="P16">p1 → 2</text:p>
            <text:p text:style-name="P16">p2 → «»</text:p>
            <text:p text:style-name="P16"><text:span text:style-name="T1">p3</text:span> → false</text:p>
            <text:p text:style-name="P16"><text:span text:style-name="T1">p4 →</text:span> 100</text:p>
            <text:p text:style-name="P13">p5 → «test»</text:p>
            <text:p text:style-name="P16"><text:span text:style-name="T1">p6 → </text:span>false</text:p>
          </table:table-cell>
        </table:table-row>
      </table:table>
      <text:h text:style-name="Heading_20_3" text:outline-level="3">Псевдокоманда .<text:span text:style-name="T4">mend</text:span></text:h>
      <text:p text:style-name="P6">Формат:</text:p>
      <text:p text:style-name="P5"><text:span text:style-name="T8"><text:tab/><text:tab/></text:span><text:span text:style-name="T5">.mend</text:span></text:p>
      <text:p text:style-name="P7"/>
      <text:p text:style-name="P8"><text:span text:style-name="T6">Назначение:</text:span><text:span text:style-name="T4"> </text:span>завершает определение макроса. </text:p>
      <text:h text:style-name="Heading_20_3" text:outline-level="3">Псевдокоманда .<text:span text:style-name="T4">local</text:span></text:h>
      <text:p text:style-name="P6">Формат:</text:p>
      <text:p text:style-name="P5"><text:span text:style-name="T11">&lt;имя&gt;</text:span><text:span text:style-name="T8"><text:tab/><text:tab/></text:span><text:span text:style-name="T5">.local<text:tab/></text:span><text:span text:style-name="T11">&lt;тип&gt;[</text:span><text:span text:style-name="T9">=</text:span><text:span text:style-name="T11">&lt;константа&gt;]</text:span></text:p>
      <text:p text:style-name="P7"/>
      <text:p text:style-name="P8"><text:span text:style-name="T6">Назначение:</text:span><text:span text:style-name="T4"> </text:span>описывает локальную переменную макроса. Имя переменной должно быть уникально в пределах макроса (в том числе не совпадать с именами параметров макроса).</text:p>
      <text:h text:style-name="Heading_20_3" text:outline-level="3">Псевдокоманда .<text:span text:style-name="T4">set</text:span></text:h>
      <text:p text:style-name="P6">Формат:</text:p>
      <text:p text:style-name="P5"><text:span text:style-name="T11">&lt;имя&gt;</text:span><text:span text:style-name="T8"><text:tab/><text:tab/></text:span><text:span text:style-name="T5">.set<text:tab/></text:span><text:span text:style-name="T11">&lt;выражение&gt; </text:span></text:p>
      <text:p text:style-name="P7"/>
      <text:p text:style-name="P8"><text:span text:style-name="T6">Назначение:</text:span><text:span text:style-name="T4"> </text:span>вычисляет значение выражения и присваивает его локальной переменной макроса.</text:p>
      <text:h text:style-name="Heading_20_3" text:outline-level="3"><text:soft-page-break/>Псевдокоманды .<text:span text:style-name="T4">if, .elseif, .else </text:span>и .<text:span text:style-name="T4">endif</text:span></text:h>
      <text:p text:style-name="P6">Формат:</text:p>
      <text:p text:style-name="P5"><text:span text:style-name="T8"><text:tab/><text:tab/></text:span><text:span text:style-name="T9">.</text:span><text:span text:style-name="T5">if<text:tab/></text:span><text:span text:style-name="T9">(</text:span><text:span text:style-name="T11">&lt;выражение&gt;</text:span><text:span text:style-name="T9">)</text:span></text:p>
      <text:p text:style-name="P7"><text:tab/><text:tab/>. . .</text:p>
      <text:p text:style-name="P5"><text:span text:style-name="T8">[</text:span><text:span text:style-name="T11"><text:tab/><text:tab/></text:span><text:span text:style-name="T9">.</text:span><text:span text:style-name="T5">elseif</text:span><text:span text:style-name="T8"><text:tab/></text:span><text:span text:style-name="T9">(</text:span><text:span text:style-name="T11">&lt;выражение&gt;</text:span><text:span text:style-name="T9">)</text:span></text:p>
      <text:p text:style-name="P5"><text:span text:style-name="T11"><text:tab/><text:tab/>. . .</text:span><text:span text:style-name="T8">] . . .</text:span></text:p>
      <text:p text:style-name="P1"><text:span text:style-name="T11">[</text:span><text:span text:style-name="T2"><text:tab/><text:tab/></text:span><text:span text:style-name="T3">.</text:span><text:span text:style-name="T9">else</text:span></text:p>
      <text:p text:style-name="P3"><text:tab/><text:tab/>. . .]</text:p>
      <text:p text:style-name="P1"><text:span text:style-name="T11"><text:tab/><text:tab/></text:span><text:span text:style-name="T9">.endif</text:span></text:p>
      <text:p text:style-name="P3"/>
      <text:p text:style-name="P8"><text:span text:style-name="T6">Назначение:</text:span><text:span text:style-name="T4"> </text:span>в зависимости от результата вычисления выражения, включает или не включает в выходной поток строки, заключенные между псевдокомандами. И псевдокоманды .<text:span text:style-name="T4">elseif, </text:span>и псевдокоманда .<text:span text:style-name="T4">else </text:span>не являются обязательными. Псевдокоманда .<text:span text:style-name="T4">if </text:span>может быть вложенной</text:p>
      <text:h text:style-name="Heading_20_3" text:outline-level="3">Псевдокоманды .<text:span text:style-name="T4">choise, .of, .otherwise </text:span>и .<text:span text:style-name="T4">endchoise</text:span></text:h>
      <text:p text:style-name="P6">Формат:</text:p>
      <text:p text:style-name="P5"><text:span text:style-name="T8"><text:tab/><text:tab/></text:span><text:span text:style-name="T9">.</text:span><text:span text:style-name="T5">choise </text:span><text:span text:style-name="T11">&lt;выражение&gt;</text:span></text:p>
      <text:p text:style-name="P5"><text:span text:style-name="T11"><text:tab/><text:tab/></text:span><text:span text:style-name="T9">.</text:span><text:span text:style-name="T5">of</text:span><text:span text:style-name="T8"><text:tab/></text:span><text:span text:style-name="T11">&lt;выражение&gt;</text:span></text:p>
      <text:p text:style-name="P7"><text:tab/><text:tab/>. . .</text:p>
      <text:p text:style-name="P5"><text:span text:style-name="T8">[</text:span><text:span text:style-name="T11"><text:tab/><text:tab/></text:span><text:span text:style-name="T9">.</text:span><text:span text:style-name="T5">of<text:tab/></text:span><text:span text:style-name="T11">&lt;выражение&gt;</text:span></text:p>
      <text:p text:style-name="P5"><text:span text:style-name="T11"><text:tab/><text:tab/>. . .</text:span><text:span text:style-name="T8">] . . .</text:span></text:p>
      <text:p text:style-name="P1"><text:span text:style-name="T11">[</text:span><text:span text:style-name="T2"><text:tab/><text:tab/></text:span><text:span text:style-name="T3">.</text:span><text:span text:style-name="T9">otherwise</text:span></text:p>
      <text:p text:style-name="P3"><text:tab/><text:tab/>. . .]</text:p>
      <text:p text:style-name="P1"><text:span text:style-name="T11"><text:tab/><text:tab/></text:span><text:span text:style-name="T9">.enchoise</text:span></text:p>
      <text:p text:style-name="P3"/>
      <text:p text:style-name="P8"><text:span text:style-name="T6">Назначение:</text:span><text:span text:style-name="T4"> </text:span>в зависимости от результата сравнения вычисленного в .<text:span text:style-name="T4">choise </text:span>выражения и выражения, указанного в .<text:span text:style-name="T4">of</text:span>, включает или не включает в выходной поток строки, заключенные между соответствующими псевдокомандами. По сути дела, является альтернативной формой записи .<text:span text:style-name="T4">if. </text:span>Псевдокоманда .<text:span text:style-name="T4">choise </text:span>может быть вложенной. Тип выражения .<text:span text:style-name="T4">choise </text:span>может быть любым, но с типом <text:span text:style-name="T4">real, </text:span>в силу ограниченной точности,<text:span text:style-name="T4"> </text:span>могут возникать проблемы при проверке на точное равенство.</text:p>
      <text:h text:style-name="Heading_20_3" text:outline-level="3">Псевдокоманды .<text:span text:style-name="T4">while, .endwhile</text:span></text:h>
      <text:p text:style-name="P6">Формат:</text:p>
      <text:p text:style-name="P5"><text:span text:style-name="T8"><text:tab/><text:tab/></text:span><text:span text:style-name="T9">.</text:span><text:span text:style-name="T5">while<text:tab/></text:span><text:span text:style-name="T9">(</text:span><text:span text:style-name="T11">&lt;выражение&gt;</text:span><text:span text:style-name="T9">)</text:span></text:p>
      <text:p text:style-name="P7"><text:tab/><text:tab/>. . .</text:p>
      <text:p text:style-name="P1"><text:span text:style-name="T11"><text:tab/><text:tab/></text:span><text:span text:style-name="T9">.endwhile</text:span></text:p>
      <text:p text:style-name="P3"/>
      <text:p text:style-name="P8"><text:span text:style-name="T6">Назначение:</text:span><text:span text:style-name="T4"> </text:span>многократно <text:span text:style-name="T4">включает в </text:span>выходной поток строки между псевдокомандами до тех пор, пока выражение в заголовке цикла истинно. Псевдокоманда .<text:span text:style-name="T4">while </text:span>может быть вложенной</text:p>
      <text:h text:style-name="Heading_20_3" text:outline-level="3">Псевдокоманды .<text:span text:style-name="T4">for, .endfor</text:span></text:h>
      <text:p text:style-name="P6">Формат:</text:p>
      <text:p text:style-name="P5"><text:span text:style-name="T8"><text:tab/><text:tab/></text:span><text:span text:style-name="T9">.f</text:span><text:span text:style-name="T5">or<text:tab/></text:span><text:span text:style-name="T8">&lt;</text:span><text:span text:style-name="T11">переменная</text:span><text:span text:style-name="T8">&gt;</text:span><text:span text:style-name="T11">=&lt;выражение&gt;</text:span><text:span text:style-name="T9"> </text:span><text:span text:style-name="T5">to </text:span><text:span text:style-name="T11">&lt;выражение&gt; </text:span><text:span text:style-name="T8">[</text:span><text:span text:style-name="T5">step</text:span><text:span text:style-name="T8"> </text:span><text:span text:style-name="T11">&lt;выражение&gt;</text:span><text:span text:style-name="T8">]</text:span></text:p>
      <text:p text:style-name="P7"><text:tab/><text:tab/>. . .</text:p>
      <text:p text:style-name="P1"><text:span text:style-name="T11"><text:tab/><text:tab/></text:span><text:span text:style-name="T9">.endfor</text:span></text:p>
      <text:p text:style-name="P3"/>
      <text:p text:style-name="P8"><text:span text:style-name="T6">Назначение:</text:span><text:span text:style-name="T4"> </text:span>многократно <text:span text:style-name="T4">включает в </text:span>выходной поток строки между псевдокомандами до тех пор, пока переменная цикла не пройдет заданный ряд значений. Переменная цикла должна <text:soft-page-break/>быть описана как числовая (<text:span text:style-name="T4">int </text:span>или <text:span text:style-name="T4">real). </text:span>Псевдокоманда .<text:span text:style-name="T4">for </text:span>может быть вложенной</text:p>
      <text:p text:style-name="P8"/>
      <text:h text:style-name="Heading_20_3" text:outline-level="3">Псевдокоманды <text:span text:style-name="T1">.for</text:span><text:span text:style-name="T4">all</text:span><text:span text:style-name="T1">,</text:span><text:span text:style-name="T4"> .endforall</text:span></text:h>
      <text:p text:style-name="P6">Формат:</text:p>
      <text:p text:style-name="P5"><text:span text:style-name="T8"><text:tab/><text:tab/></text:span><text:span text:style-name="T9">.f</text:span><text:span text:style-name="T5">orall<text:tab/></text:span><text:span text:style-name="T8">&lt;</text:span><text:span text:style-name="T11">переменная</text:span><text:span text:style-name="T8">&gt; </text:span><text:span text:style-name="T5">in</text:span><text:span text:style-name="T8"> </text:span><text:span text:style-name="T11">&lt;выражение&gt; </text:span><text:span text:style-name="T5">splitted by </text:span><text:span text:style-name="T11">&lt;выражение&gt;</text:span></text:p>
      <text:p text:style-name="P7"><text:tab/><text:tab/>. . .</text:p>
      <text:p text:style-name="P1"><text:span text:style-name="T11"><text:tab/><text:tab/></text:span><text:span text:style-name="T9">.endforall</text:span></text:p>
      <text:p text:style-name="P3"/>
      <text:p text:style-name="P8"><text:span text:style-name="T6">Назначение:</text:span><text:span text:style-name="T4"> </text:span>разделяет строковое выражение, следующее за опцией <text:span text:style-name="T5">in</text:span><text:span text:style-name="T4">, </text:span>на части по разделителю, заданному в опции <text:span text:style-name="T5">splitted by</text:span><text:span text:style-name="T4">, </text:span>и многократно <text:span text:style-name="T4">включает в </text:span>выходной поток строки между псевдокомандами. Переменная цикла при каждом обороте цикла принимает значение очередного элемента разделенной строки. Переменная цикла должна быть описана как строковая. Псевдокоманда .<text:span text:style-name="T4">forall </text:span>может быть вложенной. С помощью этой псевдокоманды удобно организовывать работу со строкой-списком значений.</text:p>
      <text:h text:style-name="Heading_20_3" text:outline-level="3">Псевдокоманды <text:span text:style-name="T4">.continue, </text:span>.<text:span text:style-name="T4">break </text:span>и .<text:span text:style-name="T4">exit</text:span></text:h>
      <text:p text:style-name="P6">Формат:</text:p>
      <text:p text:style-name="P5"><text:span text:style-name="T8"><text:tab/><text:tab/></text:span><text:span text:style-name="T9">.</text:span><text:span text:style-name="T5">continue</text:span></text:p>
      <text:p text:style-name="P5"><text:span text:style-name="T5"><text:tab/><text:tab/></text:span><text:span text:style-name="T9">.</text:span><text:span text:style-name="T5">break</text:span><text:span text:style-name="T11"><text:tab/><text:tab/></text:span></text:p>
      <text:p text:style-name="P1"><text:span text:style-name="T11"><text:tab/><text:tab/></text:span><text:span text:style-name="T9">.exit</text:span></text:p>
      <text:p text:style-name="P3"/>
      <text:p text:style-name="P8"><text:span text:style-name="T6">Назначение:</text:span><text:span text:style-name="T4"> </text:span>псевдокоманды досрочно завершают очередной оборот цикла, цикл целиком или макрос целиком.</text:p>
      <text:h text:style-name="Heading_20_3" text:outline-level="3">Псевдокоманда <text:span text:style-name="T4">.error</text:span></text:h>
      <text:p text:style-name="P6">Формат:</text:p>
      <text:p text:style-name="P5"><text:span text:style-name="T8"><text:tab/><text:tab/></text:span><text:span text:style-name="T9">.</text:span><text:span text:style-name="T5">error<text:tab/></text:span><text:span text:style-name="T11">&lt;выражение&gt;</text:span></text:p>
      <text:p text:style-name="P3"/>
      <text:p text:style-name="P8"><text:span text:style-name="T6">Назначение:</text:span><text:span text:style-name="T4"> псевдокоманд</text:span>а аварийно завершает выполнение макроса. Значение выражения используется в качестве сообщения. Тип выражения - строковый</text:p>
      <text:h text:style-name="Heading_20_2" text:outline-level="2">Примеры использования макросов</text:h>
      <text:p text:style-name="P8">В таблице приведены примеры макросов и результаты их работы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3">Определение</text:p>
          </table:table-cell>
          <table:table-cell table:style-name="Таблица7.A1" office:value-type="string">
            <text:p text:style-name="P15">Вызов</text:p>
          </table:table-cell>
          <table:table-cell table:style-name="Таблица7.C1" office:value-type="string">
            <text:p text:style-name="P15">Результат</text:p>
          </table:table-cell>
        </table:table-row>
        <table:table-row>
          <table:table-cell table:style-name="Таблица7.A2" office:value-type="string">
            <text:p text:style-name="P16">sum <text:s text:c="2"/>.macro count:int=</text:p>
            <text:p text:style-name="P16">index .local <text:s text:c="2"/>int</text:p>
            <text:p text:style-name="P16"><text:s text:c="10"/>iconst_0</text:p>
            <text:p text:style-name="P16"><text:s text:c="9"/>.for index=0 to count</text:p>
            <text:p text:style-name="P16"><text:s text:c="9"/>iload_&amp;index</text:p>
            <text:p text:style-name="P16"><text:s text:c="9"/>iadd</text:p>
            <text:p text:style-name="P16"><text:s text:c="9"/>.endfor</text:p>
            <text:p text:style-name="P16"><text:s text:c="10"/>.mend</text:p>
          </table:table-cell>
          <table:table-cell table:style-name="Таблица7.A2" office:value-type="string">
            <text:p text:style-name="P15">. . .</text:p>
            <text:p text:style-name="P15"><text:s text:c="3"/><text:span text:style-name="T4">sum <text:s/>count=3</text:span></text:p>
            <text:p text:style-name="P16">. . .</text:p>
          </table:table-cell>
          <table:table-cell table:style-name="Таблица7.C2" office:value-type="string">
            <text:p text:style-name="P15">. . .</text:p>
            <text:p text:style-name="P15"><text:s/><text:span text:style-name="T4">iconst_0</text:span></text:p>
            <text:p text:style-name="P16"><text:s/>iload_0</text:p>
            <text:p text:style-name="P16"><text:s/>iadd</text:p>
            <text:p text:style-name="P16"><text:s/>iload_1</text:p>
            <text:p text:style-name="P16"><text:s/>iadd</text:p>
            <text:p text:style-name="P16"><text:s/>iload_2</text:p>
            <text:p text:style-name="P16"><text:s/>iadd</text:p>
            <text:p text:style-name="P16"><text:s/>iload_3</text:p>
            <text:p text:style-name="P16"><text:s/>iadd</text:p>
            <text:p text:style-name="P16">. . .</text:p>
          </table:table-cell>
        </table:table-row>
        <table:table-row>
          <table:table-cell table:style-name="Таблица7.A2" office:value-type="string">
            <text:p text:style-name="P16">repeat .macro loop:int,count:int=</text:p>
            <text:p text:style-name="P16">index .local <text:s text:c="2"/>int</text:p>
            <text:p text:style-name="P16"><text:soft-page-break/><text:s text:c="9"/>.for index=1 to loop</text:p>
            <text:p text:style-name="P16"><text:s text:c="9"/>sum <text:s text:c="3"/>count=&amp;index</text:p>
            <text:p text:style-name="P16"><text:s text:c="9"/>.endfor</text:p>
            <text:p text:style-name="P16"><text:s text:c="9"/>.mend</text:p>
          </table:table-cell>
          <table:table-cell table:style-name="Таблица7.A2" office:value-type="string">
            <text:p text:style-name="P15">. . .</text:p>
            <text:p text:style-name="P15"><text:s text:c="2"/><text:span text:style-name="T4">repeat 2,count=3</text:span></text:p>
            <text:p text:style-name="P16"><text:soft-page-break/>. . .</text:p>
          </table:table-cell>
          <table:table-cell table:style-name="Таблица7.C2" office:value-type="string">
            <text:p text:style-name="P15">. . .</text:p>
            <text:p text:style-name="P15"><text:s/><text:span text:style-name="T4">iconst_0</text:span></text:p>
            <text:p text:style-name="P16"><text:soft-page-break/><text:s/>iload_0</text:p>
            <text:p text:style-name="P16"><text:s/>iadd</text:p>
            <text:p text:style-name="P16"><text:s/>iload_1</text:p>
            <text:p text:style-name="P16"><text:s/>iadd</text:p>
            <text:p text:style-name="P16"><text:s/>iload_2</text:p>
            <text:p text:style-name="P16"><text:s/>iadd</text:p>
            <text:p text:style-name="P16"><text:s/>iload_3</text:p>
            <text:p text:style-name="P16"><text:s/>iadd</text:p>
            <text:p text:style-name="P15"><text:s/><text:span text:style-name="T4">iconst_0</text:span></text:p>
            <text:p text:style-name="P16"><text:s/>iload_0</text:p>
            <text:p text:style-name="P16"><text:s/>iadd</text:p>
            <text:p text:style-name="P16"><text:s/>iload_1</text:p>
            <text:p text:style-name="P16"><text:s/>iadd</text:p>
            <text:p text:style-name="P16"><text:s/>iload_2</text:p>
            <text:p text:style-name="P16"><text:s/>iadd</text:p>
            <text:p text:style-name="P16"><text:s/>iload_3</text:p>
            <text:p text:style-name="P16"><text:s/>iadd</text:p>
            <text:p text:style-name="P16">. . .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6T20:11:44.57</meta:creation-date>
    <dc:date>2018-11-20T22:07:52.03</dc:date>
    <meta:editing-duration>PT8H45M3S</meta:editing-duration>
    <meta:editing-cycles>39</meta:editing-cycles>
    <meta:generator>OpenOffice/4.1.1$Win32 OpenOffice.org_project/411m6$Build-9775</meta:generator>
    <meta:document-statistic meta:table-count="12" meta:image-count="0" meta:object-count="0" meta:page-count="21" meta:paragraph-count="1096" meta:word-count="4767" meta:character-count="34291"/>
  </office:meta>
</office:document-meta>
</file>